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206cm"/>
    </style:style>
    <style:style style:name="co2" style:family="table-column">
      <style:table-column-properties fo:break-before="auto" style:column-width="1.723cm"/>
    </style:style>
    <style:style style:name="co3" style:family="table-column">
      <style:table-column-properties fo:break-before="auto" style:column-width="1.697cm"/>
    </style:style>
    <style:style style:name="co4" style:family="table-column">
      <style:table-column-properties fo:break-before="auto" style:column-width="1.559cm"/>
    </style:style>
    <style:style style:name="co5" style:family="table-column">
      <style:table-column-properties fo:break-before="auto" style:column-width="5.537cm"/>
    </style:style>
    <style:style style:name="co6" style:family="table-column">
      <style:table-column-properties fo:break-before="auto" style:column-width="3.221cm"/>
    </style:style>
    <style:style style:name="co7" style:family="table-column">
      <style:table-column-properties fo:break-before="auto" style:column-width="57.997cm"/>
    </style:style>
    <style:style style:name="co8" style:family="table-column">
      <style:table-column-properties fo:break-before="auto" style:column-width="1.77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office:automatic-styles>
  <office:body>
    <office:spreadsheet>
      <table:calculation-settings table:automatic-find-labels="false" table:use-regular-expressions="false" table:use-wildcards="true"/>
      <table:table table:name="PLACES_BOUS"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NOMPLA</text:p>
          </table:table-cell>
          <table:table-cell table:style-name="Default" office:value-type="string" calcext:value-type="string">
            <text:p>ANYPLA</text:p>
          </table:table-cell>
          <table:table-cell office:value-type="string" calcext:value-type="string">
            <text:p>LOCPLA</text:p>
          </table:table-cell>
          <table:table-cell office:value-type="string" calcext:value-type="string">
            <text:p>TIPPLA</text:p>
          </table:table-cell>
          <table:table-cell office:value-type="string" calcext:value-type="string">
            <text:p>CIUPLA</text:p>
          </table:table-cell>
          <table:table-cell office:value-type="string" calcext:value-type="string">
            <text:p>PAIPLA</text:p>
          </table:table-cell>
          <table:table-cell office:value-type="string" calcext:value-type="string">
            <text:p>ESTPLA</text:p>
          </table:table-cell>
          <table:table-cell office:value-type="string" calcext:value-type="string">
            <text:p>MUSPLA</text:p>
          </table:table-cell>
        </table:table-row>
        <table:table-row table:style-name="ro1">
          <table:table-cell office:value-type="string" calcext:value-type="string">
            <text:p>3 de Julio</text:p>
          </table:table-cell>
          <table:table-cell office:value-type="date" office:date-value="1991-04-24" calcext:value-type="date">
            <text:p>1991-04-24</text:p>
          </table:table-cell>
          <table:table-cell office:value-type="float" office:value="6000" calcext:value-type="float">
            <text:p>6000</text:p>
          </table:table-cell>
          <table:table-cell office:value-type="float" office:value="1" calcext:value-type="float">
            <text:p>1</text:p>
          </table:table-cell>
          <table:table-cell office:value-type="string" calcext:value-type="string">
            <text:p>Santo Domingo de los Colorados</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Abarán</text:p>
          </table:table-cell>
          <table:table-cell office:value-type="date" office:date-value="1943-12-11" calcext:value-type="date">
            <text:p>1943-12-11</text:p>
          </table:table-cell>
          <table:table-cell office:value-type="float" office:value="12500" calcext:value-type="float">
            <text:p>12500</text:p>
          </table:table-cell>
          <table:table-cell office:value-type="float" office:value="1" calcext:value-type="float">
            <text:p>1</text:p>
          </table:table-cell>
          <table:table-cell office:value-type="string" calcext:value-type="string">
            <text:p>Abará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lbacete</text:p>
          </table:table-cell>
          <table:table-cell office:value-type="date" office:date-value="1917-08-17" calcext:value-type="date">
            <text:p>1917-08-17</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Albacete</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lberto Balderas</text:p>
          </table:table-cell>
          <table:table-cell office:value-type="date" office:date-value="1887-01-02" calcext:value-type="date">
            <text:p>1887-01-02</text:p>
          </table:table-cell>
          <table:table-cell office:value-type="float" office:value="6200" calcext:value-type="float">
            <text:p>6200</text:p>
          </table:table-cell>
          <table:table-cell office:value-type="float" office:value="1" calcext:value-type="float">
            <text:p>1</text:p>
          </table:table-cell>
          <table:table-cell office:value-type="string" calcext:value-type="string">
            <text:p>Autlán de la Gran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Alberto Balderas de Moroleón</text:p>
          </table:table-cell>
          <table:table-cell office:value-type="date" office:date-value="1883-01-02" calcext:value-type="date">
            <text:p>1883-01-02</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Moroleón</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Alcalá de Henares</text:p>
          </table:table-cell>
          <table:table-cell office:value-type="date" office:date-value="1913-10-10" calcext:value-type="date">
            <text:p>1913-10-10</text:p>
          </table:table-cell>
          <table:table-cell office:value-type="float" office:value="4800" calcext:value-type="float">
            <text:p>4800</text:p>
          </table:table-cell>
          <table:table-cell office:value-type="float" office:value="1" calcext:value-type="float">
            <text:p>1</text:p>
          </table:table-cell>
          <table:table-cell office:value-type="string" calcext:value-type="string">
            <text:p>Alcalá de Henar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lejandra Durango</text:p>
          </table:table-cell>
          <table:table-cell office:value-type="date" office:date-value="1883-01-02" calcext:value-type="date">
            <text:p>1883-01-02</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Juriquill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Algemesí</text:p>
          </table:table-cell>
          <table:table-cell office:value-type="date" office:date-value="1999-04-22" calcext:value-type="date">
            <text:p>1999-04-22</text:p>
          </table:table-cell>
          <table:table-cell office:value-type="float" office:value="500" calcext:value-type="float">
            <text:p>500</text:p>
          </table:table-cell>
          <table:table-cell office:value-type="float" office:value="0" calcext:value-type="float">
            <text:p>0</text:p>
          </table:table-cell>
          <table:table-cell office:value-type="string" calcext:value-type="string">
            <text:p>Algemesí</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licante</text:p>
          </table:table-cell>
          <table:table-cell office:value-type="date" office:date-value="1847-01-20" calcext:value-type="date">
            <text:p>1847-01-20</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Alicante</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lmazán</text:p>
          </table:table-cell>
          <table:table-cell office:value-type="date" office:date-value="1977-02-02" calcext:value-type="date">
            <text:p>1977-02-02</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Almazá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lmendralejo</text:p>
          </table:table-cell>
          <table:table-cell office:value-type="date" office:date-value="1995-06-01" calcext:value-type="date">
            <text:p>1995-06-01</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Almendralej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lmería</text:p>
          </table:table-cell>
          <table:table-cell office:value-type="date" office:date-value="1888-08-04" calcext:value-type="date">
            <text:p>1888-08-04</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Almerí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ndújar</text:p>
          </table:table-cell>
          <table:table-cell office:value-type="date" office:date-value="1898-04-21" calcext:value-type="date">
            <text:p>1898-04-21</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Andújar</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pizaco</text:p>
          </table:table-cell>
          <table:table-cell office:value-type="date" office:date-value="1986-01-02" calcext:value-type="date">
            <text:p>1986-01-02</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Tlaxcal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Arena</text:p>
          </table:table-cell>
          <table:table-cell office:value-type="date" office:date-value="1879-06-09" calcext:value-type="date">
            <text:p>1879-06-09</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Madridejo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rena de Arlés</text:p>
          </table:table-cell>
          <table:table-cell office:value-type="date" office:date-value="2000-01-02" calcext:value-type="date">
            <text:p>200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Arlés</text:p>
          </table:table-cell>
          <table:table-cell office:value-type="string" calcext:value-type="string">
            <text:p>Francia</text:p>
          </table:table-cell>
          <table:table-cell/>
          <table:table-cell office:value-type="float" office:value="0" calcext:value-type="float">
            <text:p>0</text:p>
          </table:table-cell>
        </table:table-row>
        <table:table-row table:style-name="ro1">
          <table:table-cell office:value-type="string" calcext:value-type="string">
            <text:p>Arena de Bayona</text:p>
          </table:table-cell>
          <table:table-cell office:value-type="date" office:date-value="1963-01-02" calcext:value-type="date">
            <text:p>196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Bayona</text:p>
          </table:table-cell>
          <table:table-cell office:value-type="string" calcext:value-type="string">
            <text:p>Francia</text:p>
          </table:table-cell>
          <table:table-cell/>
          <table:table-cell office:value-type="float" office:value="0" calcext:value-type="float">
            <text:p>0</text:p>
          </table:table-cell>
        </table:table-row>
        <table:table-row table:style-name="ro1">
          <table:table-cell office:value-type="string" calcext:value-type="string">
            <text:p>Arena de Béziers</text:p>
          </table:table-cell>
          <table:table-cell office:value-type="date" office:date-value="1890-01-02" calcext:value-type="date">
            <text:p>189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Béziers</text:p>
          </table:table-cell>
          <table:table-cell office:value-type="string" calcext:value-type="string">
            <text:p>Francia</text:p>
          </table:table-cell>
          <table:table-cell/>
          <table:table-cell office:value-type="float" office:value="0" calcext:value-type="float">
            <text:p>0</text:p>
          </table:table-cell>
        </table:table-row>
        <table:table-row table:style-name="ro1">
          <table:table-cell office:value-type="string" calcext:value-type="string">
            <text:p>Arena de Dax</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Dax</text:p>
          </table:table-cell>
          <table:table-cell office:value-type="string" calcext:value-type="string">
            <text:p>Francia</text:p>
          </table:table-cell>
          <table:table-cell/>
          <table:table-cell office:value-type="float" office:value="0" calcext:value-type="float">
            <text:p>0</text:p>
          </table:table-cell>
        </table:table-row>
        <table:table-row table:style-name="ro1">
          <table:table-cell office:value-type="string" calcext:value-type="string">
            <text:p>Arena de Nimes</text:p>
          </table:table-cell>
          <table:table-cell office:value-type="date" office:date-value="1930-01-02" calcext:value-type="date">
            <text:p>193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Nimes</text:p>
          </table:table-cell>
          <table:table-cell office:value-type="string" calcext:value-type="string">
            <text:p>Francia</text:p>
          </table:table-cell>
          <table:table-cell/>
          <table:table-cell office:value-type="float" office:value="0" calcext:value-type="float">
            <text:p>0</text:p>
          </table:table-cell>
        </table:table-row>
        <table:table-row table:style-name="ro1">
          <table:table-cell office:value-type="string" calcext:value-type="string">
            <text:p>Arena de Vic-Fezensac</text:p>
          </table:table-cell>
          <table:table-cell office:value-type="date" office:date-value="1995-01-02" calcext:value-type="date">
            <text:p>1995-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c</text:p>
          </table:table-cell>
          <table:table-cell office:value-type="string" calcext:value-type="string">
            <text:p>Francia</text:p>
          </table:table-cell>
          <table:table-cell/>
          <table:table-cell office:value-type="float" office:value="0" calcext:value-type="float">
            <text:p>0</text:p>
          </table:table-cell>
        </table:table-row>
        <table:table-row table:style-name="ro1">
          <table:table-cell office:value-type="string" calcext:value-type="string">
            <text:p>Arena du Plumaçon</text:p>
          </table:table-cell>
          <table:table-cell office:value-type="date" office:date-value="1997-01-02" calcext:value-type="date">
            <text:p>199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ont-de-Marsan</text:p>
          </table:table-cell>
          <table:table-cell office:value-type="string" calcext:value-type="string">
            <text:p>Francia</text:p>
          </table:table-cell>
          <table:table-cell/>
          <table:table-cell office:value-type="float" office:value="0" calcext:value-type="float">
            <text:p>0</text:p>
          </table:table-cell>
        </table:table-row>
        <table:table-row table:style-name="ro1">
          <table:table-cell office:value-type="string" calcext:value-type="string">
            <text:p>Arnedo</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Arned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Ávila</text:p>
          </table:table-cell>
          <table:table-cell office:value-type="date" office:date-value="1990-03-24" calcext:value-type="date">
            <text:p>1990-03-24</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Ávi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Ayamonte</text:p>
          </table:table-cell>
          <table:table-cell office:value-type="date" office:date-value="2010-05-08" calcext:value-type="date">
            <text:p>2010-05-08</text:p>
          </table:table-cell>
          <table:table-cell office:value-type="float" office:value="5750" calcext:value-type="float">
            <text:p>5750</text:p>
          </table:table-cell>
          <table:table-cell office:value-type="float" office:value="1" calcext:value-type="float">
            <text:p>1</text:p>
          </table:table-cell>
          <table:table-cell office:value-type="string" calcext:value-type="string">
            <text:p>Ayamonte</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Badajoz</text:p>
          </table:table-cell>
          <table:table-cell office:value-type="date" office:date-value="1971-07-27" calcext:value-type="date">
            <text:p>1971-07-27</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Badajoz</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Belmonte</text:p>
          </table:table-cell>
          <table:table-cell office:value-type="date" office:date-value="1919-03-16" calcext:value-type="date">
            <text:p>1919-03-16</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Quito</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Benidorm</text:p>
          </table:table-cell>
          <table:table-cell office:value-type="date" office:date-value="1889-06-09" calcext:value-type="date">
            <text:p>1889-06-09</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Benidorm</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Bocairente</text:p>
          </table:table-cell>
          <table:table-cell office:value-type="date" office:date-value="1843-06-12" calcext:value-type="date">
            <text:p>1843-06-12</text:p>
          </table:table-cell>
          <table:table-cell office:value-type="float" office:value="6000" calcext:value-type="float">
            <text:p>6000</text:p>
          </table:table-cell>
          <table:table-cell office:value-type="float" office:value="1" calcext:value-type="float">
            <text:p>1</text:p>
          </table:table-cell>
          <table:table-cell office:value-type="string" calcext:value-type="string">
            <text:p>Bocairente</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Buenavista</text:p>
          </table:table-cell>
          <table:table-cell office:value-type="date" office:date-value="1878-06-14" calcext:value-type="date">
            <text:p>1878-06-14</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Ovied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abra</text:p>
          </table:table-cell>
          <table:table-cell office:value-type="date" office:date-value="1989-07-17" calcext:value-type="date">
            <text:p>1989-07-17</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Cab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ádiz</text:p>
          </table:table-cell>
          <table:table-cell office:value-type="date" office:date-value="1929-01-02" calcext:value-type="date">
            <text:p>1929-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ádiz</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Calafia de Mexicali</text:p>
          </table:table-cell>
          <table:table-cell office:value-type="date" office:date-value="1975-01-02" calcext:value-type="date">
            <text:p>1975-01-02</text:p>
          </table:table-cell>
          <table:table-cell office:value-type="float" office:value="11000" calcext:value-type="float">
            <text:p>11000</text:p>
          </table:table-cell>
          <table:table-cell office:value-type="float" office:value="1" calcext:value-type="float">
            <text:p>1</text:p>
          </table:table-cell>
          <table:table-cell office:value-type="string" calcext:value-type="string">
            <text:p>Mexicali</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Calahorra</text:p>
          </table:table-cell>
          <table:table-cell office:value-type="date" office:date-value="1783-07-21" calcext:value-type="date">
            <text:p>1783-07-21</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Calahor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alasparr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alaspar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alatayud (La Margarita)</text:p>
          </table:table-cell>
          <table:table-cell office:value-type="date" office:date-value="1877-09-09" calcext:value-type="date">
            <text:p>1877-09-09</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alatayud</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ampo Pequeño</text:p>
          </table:table-cell>
          <table:table-cell office:value-type="date" office:date-value="1892-03-14" calcext:value-type="date">
            <text:p>1892-03-14</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Lisboa</text:p>
          </table:table-cell>
          <table:table-cell office:value-type="string" calcext:value-type="string">
            <text:p>Portugal</text:p>
          </table:table-cell>
          <table:table-cell/>
          <table:table-cell office:value-type="float" office:value="0" calcext:value-type="float">
            <text:p>0</text:p>
          </table:table-cell>
        </table:table-row>
        <table:table-row table:style-name="ro1">
          <table:table-cell office:value-type="string" calcext:value-type="string">
            <text:p>Cañaveralejo</text:p>
          </table:table-cell>
          <table:table-cell office:value-type="date" office:date-value="1860-01-15" calcext:value-type="date">
            <text:p>1860-01-15</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Cali</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Carmen</text:p>
          </table:table-cell>
          <table:table-cell office:value-type="date" office:date-value="1791-01-02" calcext:value-type="date">
            <text:p>179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álag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artagena</text:p>
          </table:table-cell>
          <table:table-cell office:value-type="date" office:date-value="2003-01-14" calcext:value-type="date">
            <text:p>2003-01-14</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Cartagena de Indias</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Casablanca</text:p>
          </table:table-cell>
          <table:table-cell office:value-type="date" office:date-value="1972-01-02" calcext:value-type="date">
            <text:p>1972-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asablanca</text:p>
          </table:table-cell>
          <table:table-cell office:value-type="string" calcext:value-type="string">
            <text:p>Marruecos</text:p>
          </table:table-cell>
          <table:table-cell/>
          <table:table-cell office:value-type="float" office:value="0" calcext:value-type="float">
            <text:p>0</text:p>
          </table:table-cell>
        </table:table-row>
        <table:table-row table:style-name="ro1">
          <table:table-cell office:value-type="string" calcext:value-type="string">
            <text:p>Castellón</text:p>
          </table:table-cell>
          <table:table-cell office:value-type="date" office:date-value="1890-03-24" calcext:value-type="date">
            <text:p>1890-03-24</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Castellón de la Plan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astro Urdiales</text:p>
          </table:table-cell>
          <table:table-cell office:value-type="date" office:date-value="1713-06-06" calcext:value-type="date">
            <text:p>1713-06-06</text:p>
          </table:table-cell>
          <table:table-cell office:value-type="float" office:value="5600" calcext:value-type="float">
            <text:p>5600</text:p>
          </table:table-cell>
          <table:table-cell office:value-type="float" office:value="1" calcext:value-type="float">
            <text:p>1</text:p>
          </table:table-cell>
          <table:table-cell office:value-type="string" calcext:value-type="string">
            <text:p>Castro Urdial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ayambe</text:p>
          </table:table-cell>
          <table:table-cell office:value-type="date" office:date-value="1988-10-15" calcext:value-type="date">
            <text:p>1988-10-15</text:p>
          </table:table-cell>
          <table:table-cell office:value-type="float" office:value="3300" calcext:value-type="float">
            <text:p>3300</text:p>
          </table:table-cell>
          <table:table-cell office:value-type="float" office:value="1" calcext:value-type="float">
            <text:p>1</text:p>
          </table:table-cell>
          <table:table-cell office:value-type="string" calcext:value-type="string">
            <text:p>Cayambe</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Cehegín</text:p>
          </table:table-cell>
          <table:table-cell office:value-type="date" office:date-value="1988-05-17" calcext:value-type="date">
            <text:p>1988-05-17</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Cehegí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esar Rincón</text:p>
          </table:table-cell>
          <table:table-cell office:value-type="date" office:date-value="2010-05-18" calcext:value-type="date">
            <text:p>2010-05-18</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Duitama</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Ceuta</text:p>
          </table:table-cell>
          <table:table-cell office:value-type="date" office:date-value="1928-01-02" calcext:value-type="date">
            <text:p>192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eut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hinchón</text:p>
          </table:table-cell>
          <table:table-cell office:value-type="date" office:date-value="1912-03-03" calcext:value-type="date">
            <text:p>1912-03-03</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Chinchó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ieza</text:p>
          </table:table-cell>
          <table:table-cell office:value-type="date" office:date-value="1953-07-27" calcext:value-type="date">
            <text:p>1953-07-27</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iez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Ciudad Real</text:p>
          </table:table-cell>
          <table:table-cell office:value-type="date" office:date-value="1873-04-19" calcext:value-type="date">
            <text:p>1873-04-19</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Ciudad Real</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oliseo Balear</text:p>
          </table:table-cell>
          <table:table-cell office:value-type="date" office:date-value="1931-03-30" calcext:value-type="date">
            <text:p>1931-03-30</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Palma de Mallorc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oliseo Centenario de Torreón</text:p>
          </table:table-cell>
          <table:table-cell office:value-type="date" office:date-value="2008-01-02" calcext:value-type="date">
            <text:p>2008-01-02</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Torreón</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Coliseo El Llano de Tovar</text:p>
          </table:table-cell>
          <table:table-cell office:value-type="date" office:date-value="1993-12-08" calcext:value-type="date">
            <text:p>1993-12-08</text:p>
          </table:table-cell>
          <table:table-cell office:value-type="float" office:value="9000" calcext:value-type="float">
            <text:p>9000</text:p>
          </table:table-cell>
          <table:table-cell office:value-type="float" office:value="1" calcext:value-type="float">
            <text:p>1</text:p>
          </table:table-cell>
          <table:table-cell office:value-type="string" calcext:value-type="string">
            <text:p>Tarragona</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Coliseum de La Coruña</text:p>
          </table:table-cell>
          <table:table-cell office:value-type="date" office:date-value="1991-08-27" calcext:value-type="date">
            <text:p>1991-08-27</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La Coruñ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olmenar Viejo</text:p>
          </table:table-cell>
          <table:table-cell office:value-type="date" office:date-value="1999-06-08" calcext:value-type="date">
            <text:p>1999-06-08</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Colmenar Viej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oso de El Plantío</text:p>
          </table:table-cell>
          <table:table-cell office:value-type="date" office:date-value="1967-11-24" calcext:value-type="date">
            <text:p>1967-11-24</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Burgo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oso de La Alameda</text:p>
          </table:table-cell>
          <table:table-cell office:value-type="date" office:date-value="1860-10-30" calcext:value-type="date">
            <text:p>1860-10-30</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Jaé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oso de San Nicasio</text:p>
          </table:table-cell>
          <table:table-cell office:value-type="date" office:date-value="1847-01-02" calcext:value-type="date">
            <text:p>184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Úbed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oso de Sta. Eugenia</text:p>
          </table:table-cell>
          <table:table-cell office:value-type="date" office:date-value="1897-01-02" calcext:value-type="date">
            <text:p>189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Geron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uatro Caminos</text:p>
          </table:table-cell>
          <table:table-cell office:value-type="date" office:date-value="1893-10-01" calcext:value-type="date">
            <text:p>1893-10-01</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Santander (Cantabri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úcuta</text:p>
          </table:table-cell>
          <table:table-cell office:value-type="date" office:date-value="1995-07-18" calcext:value-type="date">
            <text:p>1995-07-18</text:p>
          </table:table-cell>
          <table:table-cell office:value-type="float" office:value="9000" calcext:value-type="float">
            <text:p>9000</text:p>
          </table:table-cell>
          <table:table-cell office:value-type="float" office:value="1" calcext:value-type="float">
            <text:p>1</text:p>
          </table:table-cell>
          <table:table-cell office:value-type="string" calcext:value-type="string">
            <text:p>Cúcuta</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Cuenca</text:p>
          </table:table-cell>
          <table:table-cell office:value-type="date" office:date-value="1926-07-18" calcext:value-type="date">
            <text:p>1926-07-18</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Cuenc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Cuna del Toro Bravo</text:p>
          </table:table-cell>
          <table:table-cell office:value-type="date" office:date-value="2010-01-02" calcext:value-type="date">
            <text:p>201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Utre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De la Concordia</text:p>
          </table:table-cell>
          <table:table-cell office:value-type="date" office:date-value="1994-01-02" calcext:value-type="date">
            <text:p>1994-01-02</text:p>
          </table:table-cell>
          <table:table-cell office:value-type="float" office:value="6844" calcext:value-type="float">
            <text:p>6844</text:p>
          </table:table-cell>
          <table:table-cell office:value-type="float" office:value="1" calcext:value-type="float">
            <text:p>1</text:p>
          </table:table-cell>
          <table:table-cell office:value-type="string" calcext:value-type="string">
            <text:p>Orizab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Écija</text:p>
          </table:table-cell>
          <table:table-cell office:value-type="date" office:date-value="1853-05-05" calcext:value-type="date">
            <text:p>1853-05-05</text:p>
          </table:table-cell>
          <table:table-cell office:value-type="float" office:value="4650" calcext:value-type="float">
            <text:p>4650</text:p>
          </table:table-cell>
          <table:table-cell office:value-type="float" office:value="1" calcext:value-type="float">
            <text:p>1</text:p>
          </table:table-cell>
          <table:table-cell office:value-type="string" calcext:value-type="string">
            <text:p>Écij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Éibar</text:p>
          </table:table-cell>
          <table:table-cell office:value-type="date" office:date-value="1903-04-12" calcext:value-type="date">
            <text:p>1903-04-12</text:p>
          </table:table-cell>
          <table:table-cell office:value-type="float" office:value="2300" calcext:value-type="float">
            <text:p>2300</text:p>
          </table:table-cell>
          <table:table-cell office:value-type="float" office:value="1" calcext:value-type="float">
            <text:p>1</text:p>
          </table:table-cell>
          <table:table-cell office:value-type="string" calcext:value-type="string">
            <text:p>Éibar</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l Aaiún</text:p>
          </table:table-cell>
          <table:table-cell office:value-type="date" office:date-value="1962-01-02" calcext:value-type="date">
            <text:p>1962-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El Aaiún</text:p>
          </table:table-cell>
          <table:table-cell office:value-type="string" calcext:value-type="string">
            <text:p>Sahara Occidental</text:p>
          </table:table-cell>
          <table:table-cell/>
          <table:table-cell office:value-type="float" office:value="0" calcext:value-type="float">
            <text:p>0</text:p>
          </table:table-cell>
        </table:table-row>
        <table:table-row table:style-name="ro1">
          <table:table-cell office:value-type="string" calcext:value-type="string">
            <text:p>El Bibio</text:p>
          </table:table-cell>
          <table:table-cell office:value-type="date" office:date-value="1888-09-20" calcext:value-type="date">
            <text:p>1888-09-20</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Gijón (Asturia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l Bosque</text:p>
          </table:table-cell>
          <table:table-cell office:value-type="date" office:date-value="1982-11-11" calcext:value-type="date">
            <text:p>1982-11-11</text:p>
          </table:table-cell>
          <table:table-cell office:value-type="float" office:value="3450" calcext:value-type="float">
            <text:p>3450</text:p>
          </table:table-cell>
          <table:table-cell office:value-type="float" office:value="1" calcext:value-type="float">
            <text:p>1</text:p>
          </table:table-cell>
          <table:table-cell office:value-type="string" calcext:value-type="string">
            <text:p>Armenia</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El Burgo</text:p>
          </table:table-cell>
          <table:table-cell office:value-type="date" office:date-value="1927-01-02" calcext:value-type="date">
            <text:p>192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álag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l Castañar</text:p>
          </table:table-cell>
          <table:table-cell office:value-type="date" office:date-value="1711-05-24" calcext:value-type="date">
            <text:p>1711-05-24</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Béjar</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l Coliseo</text:p>
          </table:table-cell>
          <table:table-cell office:value-type="date" office:date-value="1933-11-02" calcext:value-type="date">
            <text:p>1933-11-02</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Huancayo</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El Domo</text:p>
          </table:table-cell>
          <table:table-cell office:value-type="date" office:date-value="2010-01-02" calcext:value-type="date">
            <text:p>2010-01-02</text:p>
          </table:table-cell>
          <table:table-cell office:value-type="float" office:value="11000" calcext:value-type="float">
            <text:p>11000</text:p>
          </table:table-cell>
          <table:table-cell office:value-type="float" office:value="1" calcext:value-type="float">
            <text:p>1</text:p>
          </table:table-cell>
          <table:table-cell office:value-type="string" calcext:value-type="string">
            <text:p>San Luis Potosí</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El Paseo Fermín Rivera</text:p>
          </table:table-cell>
          <table:table-cell office:value-type="date" office:date-value="1896-01-02" calcext:value-type="date">
            <text:p>1896-01-02</text:p>
          </table:table-cell>
          <table:table-cell office:value-type="float" office:value="6000" calcext:value-type="float">
            <text:p>6000</text:p>
          </table:table-cell>
          <table:table-cell office:value-type="float" office:value="1" calcext:value-type="float">
            <text:p>1</text:p>
          </table:table-cell>
          <table:table-cell office:value-type="string" calcext:value-type="string">
            <text:p>San Luis Potosí</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El Pinal</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eziutla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l Puerto</text:p>
          </table:table-cell>
          <table:table-cell office:value-type="date" office:date-value="1880-05-22" calcext:value-type="date">
            <text:p>1880-05-22</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El Puerto de Santa María (Cádiz)</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l Relicario</text:p>
          </table:table-cell>
          <table:table-cell office:value-type="date" office:date-value="1883-01-02" calcext:value-type="date">
            <text:p>1883-01-02</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Puebl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El Torín</text:p>
          </table:table-cell>
          <table:table-cell office:value-type="date" office:date-value="1834-01-02" calcext:value-type="date">
            <text:p>1834-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Barcelon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l Vizcaíno de Chota</text:p>
          </table:table-cell>
          <table:table-cell office:value-type="date" office:date-value="1923-05-07" calcext:value-type="date">
            <text:p>1923-05-07</text:p>
          </table:table-cell>
          <table:table-cell office:value-type="float" office:value="12000" calcext:value-type="float">
            <text:p>12000</text:p>
          </table:table-cell>
          <table:table-cell office:value-type="float" office:value="1" calcext:value-type="float">
            <text:p>1</text:p>
          </table:table-cell>
          <table:table-cell office:value-type="string" calcext:value-type="string">
            <text:p>Cajamarca</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España Brava</text:p>
          </table:table-cell>
          <table:table-cell office:value-type="date" office:date-value="1957-01-02" calcext:value-type="date">
            <text:p>195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 Feliú de Guixol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stella</text:p>
          </table:table-cell>
          <table:table-cell office:value-type="date" office:date-value="1902-05-24" calcext:value-type="date">
            <text:p>1902-05-24</text:p>
          </table:table-cell>
          <table:table-cell office:value-type="float" office:value="4400" calcext:value-type="float">
            <text:p>4400</text:p>
          </table:table-cell>
          <table:table-cell office:value-type="float" office:value="1" calcext:value-type="float">
            <text:p>1</text:p>
          </table:table-cell>
          <table:table-cell office:value-type="string" calcext:value-type="string">
            <text:p>Estel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Estepona</text:p>
          </table:table-cell>
          <table:table-cell office:value-type="date" office:date-value="1973-09-20" calcext:value-type="date">
            <text:p>1973-09-20</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Estepon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Évora</text:p>
          </table:table-cell>
          <table:table-cell office:value-type="date" office:date-value="1891-01-02" calcext:value-type="date">
            <text:p>189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Évora</text:p>
          </table:table-cell>
          <table:table-cell office:value-type="string" calcext:value-type="string">
            <text:p>Portugal</text:p>
          </table:table-cell>
          <table:table-cell/>
          <table:table-cell office:value-type="float" office:value="0" calcext:value-type="float">
            <text:p>0</text:p>
          </table:table-cell>
        </table:table-row>
        <table:table-row table:style-name="ro1">
          <table:table-cell office:value-type="string" calcext:value-type="string">
            <text:p>Fermin Espinoza Armillita</text:p>
          </table:table-cell>
          <table:table-cell office:value-type="date" office:date-value="1883-01-02" calcext:value-type="date">
            <text:p>1883-01-02</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Saltillo</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Fermin Espinoza Armillita de Jalostotitlán</text:p>
          </table:table-cell>
          <table:table-cell office:value-type="date" office:date-value="1883-01-02" calcext:value-type="date">
            <text:p>1883-01-02</text:p>
          </table:table-cell>
          <table:table-cell office:value-type="float" office:value="6500" calcext:value-type="float">
            <text:p>6500</text:p>
          </table:table-cell>
          <table:table-cell office:value-type="float" office:value="1" calcext:value-type="float">
            <text:p>1</text:p>
          </table:table-cell>
          <table:table-cell office:value-type="string" calcext:value-type="string">
            <text:p>Jalisco</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Figueras</text:p>
          </table:table-cell>
          <table:table-cell office:value-type="date" office:date-value="1894-09-01" calcext:value-type="date">
            <text:p>1894-09-01</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Figueras (Geron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Frascuelo</text:p>
          </table:table-cell>
          <table:table-cell office:value-type="date" office:date-value="1868-01-02" calcext:value-type="date">
            <text:p>186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edral san luis potosi</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Fregenal de la Sierra</text:p>
          </table:table-cell>
          <table:table-cell office:value-type="date" office:date-value="1933-06-16" calcext:value-type="date">
            <text:p>1933-06-16</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Fregenal de la Sier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Getafe</text:p>
          </table:table-cell>
          <table:table-cell office:value-type="date" office:date-value="1981-08-09" calcext:value-type="date">
            <text:p>1981-08-09</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Getafe</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Granada</text:p>
          </table:table-cell>
          <table:table-cell office:value-type="date" office:date-value="1928-12-14" calcext:value-type="date">
            <text:p>1928-12-14</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Granad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Guadalajara</text:p>
          </table:table-cell>
          <table:table-cell office:value-type="date" office:date-value="1990-08-12" calcext:value-type="date">
            <text:p>1990-08-12</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Guadalaja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Guadalupe</text:p>
          </table:table-cell>
          <table:table-cell office:value-type="date" office:date-value="1953-12-22" calcext:value-type="date">
            <text:p>1953-12-22</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Ica</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Haro</text:p>
          </table:table-cell>
          <table:table-cell office:value-type="date" office:date-value="1886-08-05" calcext:value-type="date">
            <text:p>1886-08-05</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Har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Hellín</text:p>
          </table:table-cell>
          <table:table-cell office:value-type="date" office:date-value="1862-04-07" calcext:value-type="date">
            <text:p>1862-04-07</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Hellín</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Hera de los Mártires</text:p>
          </table:table-cell>
          <table:table-cell office:value-type="date" office:date-value="1930-07-10" calcext:value-type="date">
            <text:p>1930-07-10</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Cácer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Huari</text:p>
          </table:table-cell>
          <table:table-cell office:value-type="date" office:date-value="1982-05-07" calcext:value-type="date">
            <text:p>1982-05-07</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Ancash</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Huércal-Over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Huércal-Over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Huerta de Rey</text:p>
          </table:table-cell>
          <table:table-cell office:value-type="date" office:date-value="1913-05-14" calcext:value-type="date">
            <text:p>1913-05-14</text:p>
          </table:table-cell>
          <table:table-cell office:value-type="float" office:value="6000" calcext:value-type="float">
            <text:p>6000</text:p>
          </table:table-cell>
          <table:table-cell office:value-type="float" office:value="1" calcext:value-type="float">
            <text:p>1</text:p>
          </table:table-cell>
          <table:table-cell office:value-type="string" calcext:value-type="string">
            <text:p>Huerta de Rey</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Huesca</text:p>
          </table:table-cell>
          <table:table-cell office:value-type="date" office:date-value="1994-01-02" calcext:value-type="date">
            <text:p>1994-01-0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Huesc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Ibiza</text:p>
          </table:table-cell>
          <table:table-cell office:value-type="date" office:date-value="1923-06-05" calcext:value-type="date">
            <text:p>1923-06-05</text:p>
          </table:table-cell>
          <table:table-cell office:value-type="float" office:value="4750" calcext:value-type="float">
            <text:p>4750</text:p>
          </table:table-cell>
          <table:table-cell office:value-type="float" office:value="1" calcext:value-type="float">
            <text:p>1</text:p>
          </table:table-cell>
          <table:table-cell office:value-type="string" calcext:value-type="string">
            <text:p>Ibiz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Illumbe</text:p>
          </table:table-cell>
          <table:table-cell office:value-type="date" office:date-value="1998-03-24" calcext:value-type="date">
            <text:p>1998-03-24</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San Sebastián (Guipúzco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Jerez de la Frontera</text:p>
          </table:table-cell>
          <table:table-cell office:value-type="date" office:date-value="1943-03-01" calcext:value-type="date">
            <text:p>1943-03-01</text:p>
          </table:table-cell>
          <table:table-cell office:value-type="float" office:value="9000" calcext:value-type="float">
            <text:p>9000</text:p>
          </table:table-cell>
          <table:table-cell office:value-type="float" office:value="1" calcext:value-type="float">
            <text:p>1</text:p>
          </table:table-cell>
          <table:table-cell office:value-type="string" calcext:value-type="string">
            <text:p>Jerez de la Fronte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Jerez de los Caballeros</text:p>
          </table:table-cell>
          <table:table-cell office:value-type="date" office:date-value="1898-05-08" calcext:value-type="date">
            <text:p>1898-05-08</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Jerez de los Caballero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Jorge El Ranchero Aguilar</text:p>
          </table:table-cell>
          <table:table-cell office:value-type="date" office:date-value="1911-11-11" calcext:value-type="date">
            <text:p>1911-11-11</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Tlaxcala de Xicohténcatl</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Jose Julian Llaguno</text:p>
          </table:table-cell>
          <table:table-cell office:value-type="date" office:date-value="1883-01-02" calcext:value-type="date">
            <text:p>1883-01-02</text:p>
          </table:table-cell>
          <table:table-cell office:value-type="float" office:value="3200" calcext:value-type="float">
            <text:p>3200</text:p>
          </table:table-cell>
          <table:table-cell office:value-type="float" office:value="1" calcext:value-type="float">
            <text:p>1</text:p>
          </table:table-cell>
          <table:table-cell office:value-type="string" calcext:value-type="string">
            <text:p>Tlaltenango</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José Luis Andrés</text:p>
          </table:table-cell>
          <table:table-cell office:value-type="date" office:date-value="1962-01-02" calcext:value-type="date">
            <text:p>1962-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Lloret de Mar</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Algaba</text:p>
          </table:table-cell>
          <table:table-cell office:value-type="date" office:date-value="1996-08-23" calcext:value-type="date">
            <text:p>1996-08-23</text:p>
          </table:table-cell>
          <table:table-cell office:value-type="float" office:value="9000" calcext:value-type="float">
            <text:p>9000</text:p>
          </table:table-cell>
          <table:table-cell office:value-type="float" office:value="1" calcext:value-type="float">
            <text:p>1</text:p>
          </table:table-cell>
          <table:table-cell office:value-type="string" calcext:value-type="string">
            <text:p>La Algab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Candelaria</text:p>
          </table:table-cell>
          <table:table-cell office:value-type="date" office:date-value="1993-11-11" calcext:value-type="date">
            <text:p>1993-11-11</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Ibarra</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La Caprichos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alavera de la Reina</text:p>
          </table:table-cell>
          <table:table-cell office:value-type="string" calcext:value-type="string">
            <text:p>España</text:p>
          </table:table-cell>
          <table:table-cell office:value-type="string" calcext:value-type="string">
            <text:p>En la Plaza de Toros, como ejemplo de arquitectura neoclásica, podemos apreciar detalles de geometría simple, ornamentación y elementos decorativos discretos y moderados que suponen una muestra de la belleza que brindan la proporción y el equilibrio.</text:p>
          </table:table-cell>
          <table:table-cell office:value-type="float" office:value="0" calcext:value-type="float">
            <text:p>0</text:p>
          </table:table-cell>
        </table:table-row>
        <table:table-row table:style-name="ro1">
          <table:table-cell office:value-type="string" calcext:value-type="string">
            <text:p>La Chata</text:p>
          </table:table-cell>
          <table:table-cell office:value-type="date" office:date-value="1854-05-17" calcext:value-type="date">
            <text:p>1854-05-17</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ori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Condomina</text:p>
          </table:table-cell>
          <table:table-cell office:value-type="date" office:date-value="1887-05-10" calcext:value-type="date">
            <text:p>1887-05-10</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Murci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Cubierta</text:p>
          </table:table-cell>
          <table:table-cell office:value-type="date" office:date-value="1963-04-28" calcext:value-type="date">
            <text:p>1963-04-28</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Leganés</text:p>
          </table:table-cell>
          <table:table-cell office:value-type="string" calcext:value-type="string">
            <text:p>España</text:p>
          </table:table-cell>
          <table:table-cell office:value-type="string" calcext:value-type="string">
            <text:p>La mayor parte del carácter estético del edificio proviene de la repetición y la simetría de sus elementos: los arcos, las columnas, las balaustradas (serie de formas moldeadas en piedra cuya función es servir como barandilla) y el ladrillo.</text:p>
          </table:table-cell>
          <table:table-cell office:value-type="float" office:value="0" calcext:value-type="float">
            <text:p>0</text:p>
          </table:table-cell>
        </table:table-row>
        <table:table-row table:style-name="ro1">
          <table:table-cell office:value-type="string" calcext:value-type="string">
            <text:p>La Esperanza</text:p>
          </table:table-cell>
          <table:table-cell office:value-type="date" office:date-value="1965-01-02" calcext:value-type="date">
            <text:p>1965-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hihuahu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La Florida</text:p>
          </table:table-cell>
          <table:table-cell office:value-type="date" office:date-value="1907-01-02" calcext:value-type="date">
            <text:p>190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Peñaranda de Bracamonte</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Glorieta</text:p>
          </table:table-cell>
          <table:table-cell office:value-type="date" office:date-value="1893-10-01" calcext:value-type="date">
            <text:p>1893-10-01</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Salamanc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Joya del Vinalopó</text:p>
          </table:table-cell>
          <table:table-cell office:value-type="date" office:date-value="2003-01-02" calcext:value-type="date">
            <text:p>200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onóvar</text:p>
          </table:table-cell>
          <table:table-cell office:value-type="string" calcext:value-type="string">
            <text:p>España</text:p>
          </table:table-cell>
          <table:table-cell office:value-type="string" calcext:value-type="string">
            <text:p>Como podrás darte cuenta, la Plaza de Toros es un anfiteatro que se asemeja al Coliseo romano, aunque en una proporción mucho más pequeña. El estilo neoclásico de esta obra queda de manifiesto en la similitud que guarda con edificaciones grecorromanas antiguas, sus arcos sencillos, la pureza de sus líneas arquitectónicas y su simetría.</text:p>
          </table:table-cell>
          <table:table-cell office:value-type="float" office:value="0" calcext:value-type="float">
            <text:p>0</text:p>
          </table:table-cell>
        </table:table-row>
        <table:table-row table:style-name="ro1">
          <table:table-cell office:value-type="string" calcext:value-type="string">
            <text:p>La Línea de la Concepción</text:p>
          </table:table-cell>
          <table:table-cell office:value-type="date" office:date-value="1883-09-21" calcext:value-type="date">
            <text:p>1883-09-21</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La Línea de la Concepció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Luz de León</text:p>
          </table:table-cell>
          <table:table-cell office:value-type="date" office:date-value="1961-01-02" calcext:value-type="date">
            <text:p>1961-01-02</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Guanajuato</text:p>
          </table:table-cell>
          <table:table-cell office:value-type="string" calcext:value-type="string">
            <text:p>México</text:p>
          </table:table-cell>
          <table:table-cell/>
          <table:table-cell office:value-type="float" office:value="1" calcext:value-type="float">
            <text:p>1</text:p>
          </table:table-cell>
        </table:table-row>
        <table:table-row table:style-name="ro1">
          <table:table-cell office:value-type="string" calcext:value-type="string">
            <text:p>La Macarena</text:p>
          </table:table-cell>
          <table:table-cell office:value-type="date" office:date-value="1990-09-12" calcext:value-type="date">
            <text:p>1990-09-12</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Medellín</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La Maestranza</text:p>
          </table:table-cell>
          <table:table-cell office:value-type="date" office:date-value="1761-05-04" calcext:value-type="date">
            <text:p>1761-05-04</text:p>
          </table:table-cell>
          <table:table-cell office:value-type="float" office:value="41500" calcext:value-type="float">
            <text:p>41500</text:p>
          </table:table-cell>
          <table:table-cell office:value-type="float" office:value="1" calcext:value-type="float">
            <text:p>1</text:p>
          </table:table-cell>
          <table:table-cell office:value-type="string" calcext:value-type="string">
            <text:p>Sevil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Malagueta</text:p>
          </table:table-cell>
          <table:table-cell office:value-type="date" office:date-value="1876-02-21" calcext:value-type="date">
            <text:p>1876-02-21</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Málaga</text:p>
          </table:table-cell>
          <table:table-cell office:value-type="string" calcext:value-type="string">
            <text:p>España</text:p>
          </table:table-cell>
          <table:table-cell office:value-type="string" calcext:value-type="string">
            <text:p>La arquitectura neoclásica, que se popularizó en el siglo XVIII, se inspiró en el arte y los cánones de la antigüedad clásica y siguió siendo popular en los siglos XIX y XX. El estilo se basaba en los principios de armonía y simetría, aspectos considerados como virtudes del antiguo arte griego y romano.</text:p>
          </table:table-cell>
          <table:table-cell office:value-type="float" office:value="0" calcext:value-type="float">
            <text:p>0</text:p>
          </table:table-cell>
        </table:table-row>
        <table:table-row table:style-name="ro1">
          <table:table-cell office:value-type="string" calcext:value-type="string">
            <text:p>La Merced</text:p>
          </table:table-cell>
          <table:table-cell office:value-type="date" office:date-value="1902-12-01" calcext:value-type="date">
            <text:p>1902-12-01</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Huelv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La Misericordia</text:p>
          </table:table-cell>
          <table:table-cell office:value-type="date" office:date-value="1764-10-14" calcext:value-type="date">
            <text:p>1764-10-14</text:p>
          </table:table-cell>
          <table:table-cell office:value-type="float" office:value="15000" calcext:value-type="float">
            <text:p>15000</text:p>
          </table:table-cell>
          <table:table-cell office:value-type="float" office:value="1" calcext:value-type="float">
            <text:p>1</text:p>
          </table:table-cell>
          <table:table-cell office:value-type="string" calcext:value-type="string">
            <text:p>Zaragoz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Montera Los Barrios</text:p>
          </table:table-cell>
          <table:table-cell office:value-type="date" office:date-value="1890-03-13" calcext:value-type="date">
            <text:p>1890-03-13</text:p>
          </table:table-cell>
          <table:table-cell office:value-type="float" office:value="7500" calcext:value-type="float">
            <text:p>7500</text:p>
          </table:table-cell>
          <table:table-cell office:value-type="float" office:value="1" calcext:value-type="float">
            <text:p>1</text:p>
          </table:table-cell>
          <table:table-cell office:value-type="string" calcext:value-type="string">
            <text:p>Los Barrios (Cádiz)</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Nogalera</text:p>
          </table:table-cell>
          <table:table-cell office:value-type="date" office:date-value="1910-01-02" calcext:value-type="date">
            <text:p>191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Ampuer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Petater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lla de Álvarez</text:p>
          </table:table-cell>
          <table:table-cell office:value-type="string" calcext:value-type="string">
            <text:p>México</text:p>
          </table:table-cell>
          <table:table-cell/>
          <table:table-cell office:value-type="float" office:value="1" calcext:value-type="float">
            <text:p>1</text:p>
          </table:table-cell>
        </table:table-row>
        <table:table-row table:style-name="ro1">
          <table:table-cell office:value-type="string" calcext:value-type="string">
            <text:p>La Pradera</text:p>
          </table:table-cell>
          <table:table-cell office:value-type="date" office:date-value="2001-10-15" calcext:value-type="date">
            <text:p>2001-10-15</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Sogamoso</text:p>
          </table:table-cell>
          <table:table-cell office:value-type="string" calcext:value-type="string">
            <text:p>Colombia</text:p>
          </table:table-cell>
          <table:table-cell office:value-type="string" calcext:value-type="string">
            <text:p>El edificio tiene una forma cilíndrica compuesta por órdenes de galerías que se elevan unas sobre otras. Aunque en apariencia la forma de la plaza es circular, en realidad se trata de un polígono conformado por 48 lados, en el que cada arco forma uno de sus flancos.</text:p>
          </table:table-cell>
          <table:table-cell office:value-type="float" office:value="0" calcext:value-type="float">
            <text:p>0</text:p>
          </table:table-cell>
        </table:table-row>
        <table:table-row table:style-name="ro1">
          <table:table-cell office:value-type="string" calcext:value-type="string">
            <text:p>la Ribera</text:p>
          </table:table-cell>
          <table:table-cell office:value-type="date" office:date-value="2001-07-03" calcext:value-type="date">
            <text:p>2001-07-03</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Logroñ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 Sinaloense</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Culiacán</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La Taurina</text:p>
          </table:table-cell>
          <table:table-cell office:value-type="date" office:date-value="1883-01-02" calcext:value-type="date">
            <text:p>1883-01-02</text:p>
          </table:table-cell>
          <table:table-cell office:value-type="float" office:value="6000" calcext:value-type="float">
            <text:p>6000</text:p>
          </table:table-cell>
          <table:table-cell office:value-type="float" office:value="1" calcext:value-type="float">
            <text:p>1</text:p>
          </table:table-cell>
          <table:table-cell office:value-type="string" calcext:value-type="string">
            <text:p>Huamantl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La Unión</text:p>
          </table:table-cell>
          <table:table-cell office:value-type="date" office:date-value="1965-03-04" calcext:value-type="date">
            <text:p>1965-03-04</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Huánuco</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La Victoria</text:p>
          </table:table-cell>
          <table:table-cell office:value-type="date" office:date-value="1929-08-02" calcext:value-type="date">
            <text:p>1929-08-02</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La Victoria</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Las Arenas</text:p>
          </table:table-cell>
          <table:table-cell office:value-type="date" office:date-value="1900-01-02" calcext:value-type="date">
            <text:p>190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Barcelon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as Ventas</text:p>
          </table:table-cell>
          <table:table-cell office:value-type="date" office:date-value="1931-05-14" calcext:value-type="date">
            <text:p>1931-05-14</text:p>
          </table:table-cell>
          <table:table-cell office:value-type="float" office:value="21750" calcext:value-type="float">
            <text:p>21750</text:p>
          </table:table-cell>
          <table:table-cell office:value-type="float" office:value="1" calcext:value-type="float">
            <text:p>1</text:p>
          </table:table-cell>
          <table:table-cell office:value-type="string" calcext:value-type="string">
            <text:p>Madrid</text:p>
          </table:table-cell>
          <table:table-cell office:value-type="string" calcext:value-type="string">
            <text:p>España</text:p>
          </table:table-cell>
          <table:table-cell office:value-type="string" calcext:value-type="string">
            <text:p>La capilla de las Ventas es de estilo barroco mexicano. Está custodiada por la Virgen de la Paloma, y la Virgen Guadalupe, patrona de México.</text:p>
          </table:table-cell>
          <table:table-cell office:value-type="float" office:value="0" calcext:value-type="float">
            <text:p>0</text:p>
          </table:table-cell>
        </table:table-row>
        <table:table-row table:style-name="ro1">
          <table:table-cell office:value-type="string" calcext:value-type="string">
            <text:p>Las Virtudes</text:p>
          </table:table-cell>
          <table:table-cell office:value-type="date" office:date-value="1641-01-02" calcext:value-type="date">
            <text:p>164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ta Cruz de Mude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eón Arena</text:p>
          </table:table-cell>
          <table:table-cell office:value-type="date" office:date-value="1948-06-30" calcext:value-type="date">
            <text:p>1948-06-30</text:p>
          </table:table-cell>
          <table:table-cell office:value-type="float" office:value="2600" calcext:value-type="float">
            <text:p>2600</text:p>
          </table:table-cell>
          <table:table-cell office:value-type="float" office:value="1" calcext:value-type="float">
            <text:p>1</text:p>
          </table:table-cell>
          <table:table-cell office:value-type="string" calcext:value-type="string">
            <text:p>Leó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erma</text:p>
          </table:table-cell>
          <table:table-cell office:value-type="date" office:date-value="1975-05-02" calcext:value-type="date">
            <text:p>1975-05-02</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Lerm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isboa</text:p>
          </table:table-cell>
          <table:table-cell office:value-type="date" office:date-value="1789-09-05" calcext:value-type="date">
            <text:p>1789-09-05</text:p>
          </table:table-cell>
          <table:table-cell office:value-type="float" office:value="14000" calcext:value-type="float">
            <text:p>14000</text:p>
          </table:table-cell>
          <table:table-cell office:value-type="float" office:value="1" calcext:value-type="float">
            <text:p>1</text:p>
          </table:table-cell>
          <table:table-cell office:value-type="string" calcext:value-type="string">
            <text:p>Lisboa</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Los Califas</text:p>
          </table:table-cell>
          <table:table-cell office:value-type="date" office:date-value="1965-07-20" calcext:value-type="date">
            <text:p>1965-07-20</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Córdob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os Remolinos</text:p>
          </table:table-cell>
          <table:table-cell office:value-type="date" office:date-value="1850-01-02" calcext:value-type="date">
            <text:p>185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ortos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Luanda</text:p>
          </table:table-cell>
          <table:table-cell office:value-type="date" office:date-value="1975-04-17" calcext:value-type="date">
            <text:p>1975-04-17</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Luanda</text:p>
          </table:table-cell>
          <table:table-cell office:value-type="string" calcext:value-type="string">
            <text:p>Angola</text:p>
          </table:table-cell>
          <table:table-cell/>
          <table:table-cell office:value-type="float" office:value="0" calcext:value-type="float">
            <text:p>0</text:p>
          </table:table-cell>
        </table:table-row>
        <table:table-row table:style-name="ro1">
          <table:table-cell office:value-type="string" calcext:value-type="string">
            <text:p>Maestranza César Girón</text:p>
          </table:table-cell>
          <table:table-cell office:value-type="date" office:date-value="1933-06-12" calcext:value-type="date">
            <text:p>1933-06-12</text:p>
          </table:table-cell>
          <table:table-cell office:value-type="float" office:value="7000" calcext:value-type="float">
            <text:p>7000</text:p>
          </table:table-cell>
          <table:table-cell office:value-type="float" office:value="1" calcext:value-type="float">
            <text:p>1</text:p>
          </table:table-cell>
          <table:table-cell office:value-type="string" calcext:value-type="string">
            <text:p>Maracay</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Maestranza César Girón de Maracay</text:p>
          </table:table-cell>
          <table:table-cell office:value-type="date" office:date-value="1897-04-05" calcext:value-type="date">
            <text:p>1897-04-05</text:p>
          </table:table-cell>
          <table:table-cell office:value-type="float" office:value="15000" calcext:value-type="float">
            <text:p>15000</text:p>
          </table:table-cell>
          <table:table-cell office:value-type="float" office:value="1" calcext:value-type="float">
            <text:p>1</text:p>
          </table:table-cell>
          <table:table-cell office:value-type="string" calcext:value-type="string">
            <text:p>Maracay</text:p>
          </table:table-cell>
          <table:table-cell office:value-type="string" calcext:value-type="string">
            <text:p>Uruguay</text:p>
          </table:table-cell>
          <table:table-cell/>
          <table:table-cell office:value-type="float" office:value="0" calcext:value-type="float">
            <text:p>0</text:p>
          </table:table-cell>
        </table:table-row>
        <table:table-row table:style-name="ro1">
          <table:table-cell office:value-type="string" calcext:value-type="string">
            <text:p>Maestranza de Barcelona</text:p>
          </table:table-cell>
          <table:table-cell office:value-type="date" office:date-value="1883-09-16" calcext:value-type="date">
            <text:p>1883-09-16</text:p>
          </table:table-cell>
          <table:table-cell office:value-type="float" office:value="12000" calcext:value-type="float">
            <text:p>12000</text:p>
          </table:table-cell>
          <table:table-cell office:value-type="float" office:value="1" calcext:value-type="float">
            <text:p>1</text:p>
          </table:table-cell>
          <table:table-cell office:value-type="string" calcext:value-type="string">
            <text:p>Barcelona</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Manizales</text:p>
          </table:table-cell>
          <table:table-cell office:value-type="date" office:date-value="1922-01-19" calcext:value-type="date">
            <text:p>1922-01-19</text:p>
          </table:table-cell>
          <table:table-cell office:value-type="float" office:value="4200" calcext:value-type="float">
            <text:p>4200</text:p>
          </table:table-cell>
          <table:table-cell office:value-type="float" office:value="1" calcext:value-type="float">
            <text:p>1</text:p>
          </table:table-cell>
          <table:table-cell office:value-type="string" calcext:value-type="string">
            <text:p>Manizales</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Manzanares</text:p>
          </table:table-cell>
          <table:table-cell office:value-type="date" office:date-value="1900-01-02" calcext:value-type="date">
            <text:p>1900-01-02</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Manzanar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aputo</text:p>
          </table:table-cell>
          <table:table-cell office:value-type="date" office:date-value="1681-05-01" calcext:value-type="date">
            <text:p>1681-05-01</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Maputo</text:p>
          </table:table-cell>
          <table:table-cell office:value-type="string" calcext:value-type="string">
            <text:p>Mozambique</text:p>
          </table:table-cell>
          <table:table-cell/>
          <table:table-cell office:value-type="float" office:value="0" calcext:value-type="float">
            <text:p>0</text:p>
          </table:table-cell>
        </table:table-row>
        <table:table-row table:style-name="ro1">
          <table:table-cell office:value-type="string" calcext:value-type="string">
            <text:p>Marbella</text:p>
          </table:table-cell>
          <table:table-cell office:value-type="date" office:date-value="1783-05-07" calcext:value-type="date">
            <text:p>1783-05-07</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Marbell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Martos</text:p>
          </table:table-cell>
          <table:table-cell office:value-type="date" office:date-value="2008-05-30" calcext:value-type="date">
            <text:p>2008-05-30</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Marto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elilla</text:p>
          </table:table-cell>
          <table:table-cell office:value-type="date" office:date-value="1946-08-28" calcext:value-type="date">
            <text:p>1946-08-28</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Melil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érida</text:p>
          </table:table-cell>
          <table:table-cell office:value-type="date" office:date-value="1914-11-01" calcext:value-type="date">
            <text:p>1914-11-01</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Mérid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éxico</text:p>
          </table:table-cell>
          <table:table-cell office:value-type="date" office:date-value="1946-01-02" calcext:value-type="date">
            <text:p>1946-01-02</text:p>
          </table:table-cell>
          <table:table-cell office:value-type="float" office:value="41262" calcext:value-type="float">
            <text:p>41262</text:p>
          </table:table-cell>
          <table:table-cell office:value-type="float" office:value="1" calcext:value-type="float">
            <text:p>1</text:p>
          </table:table-cell>
          <table:table-cell office:value-type="string" calcext:value-type="string">
            <text:p>Ciudad de México</text:p>
          </table:table-cell>
          <table:table-cell office:value-type="string" calcext:value-type="string">
            <text:p>México</text:p>
          </table:table-cell>
          <table:table-cell/>
          <table:table-cell office:value-type="float" office:value="1" calcext:value-type="float">
            <text:p>1</text:p>
          </table:table-cell>
        </table:table-row>
        <table:table-row table:style-name="ro1">
          <table:table-cell office:value-type="string" calcext:value-type="string">
            <text:p>Mitad del Mundo</text:p>
          </table:table-cell>
          <table:table-cell office:value-type="date" office:date-value="1982-04-29" calcext:value-type="date">
            <text:p>1982-04-29</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Quito</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Monte Carmelo Huallanca-Bolognesi-Ancash</text:p>
          </table:table-cell>
          <table:table-cell office:value-type="date" office:date-value="1986-05-04" calcext:value-type="date">
            <text:p>1986-05-04</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Huallanca</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Monumental de Aguascalientes</text:p>
          </table:table-cell>
          <table:table-cell office:value-type="date" office:date-value="1974-01-02" calcext:value-type="date">
            <text:p>1974-01-02</text:p>
          </table:table-cell>
          <table:table-cell office:value-type="float" office:value="16000" calcext:value-type="float">
            <text:p>16000</text:p>
          </table:table-cell>
          <table:table-cell office:value-type="float" office:value="1" calcext:value-type="float">
            <text:p>1</text:p>
          </table:table-cell>
          <table:table-cell office:value-type="string" calcext:value-type="string">
            <text:p>Aguascalientes</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Monumental de Ambato</text:p>
          </table:table-cell>
          <table:table-cell office:value-type="date" office:date-value="1963-03-09" calcext:value-type="date">
            <text:p>1963-03-09</text:p>
          </table:table-cell>
          <table:table-cell office:value-type="float" office:value="11000" calcext:value-type="float">
            <text:p>11000</text:p>
          </table:table-cell>
          <table:table-cell office:value-type="float" office:value="1" calcext:value-type="float">
            <text:p>1</text:p>
          </table:table-cell>
          <table:table-cell office:value-type="string" calcext:value-type="string">
            <text:p>Ambato</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Monumental de Barcelona</text:p>
          </table:table-cell>
          <table:table-cell office:value-type="date" office:date-value="1914-05-02" calcext:value-type="date">
            <text:p>1914-05-02</text:p>
          </table:table-cell>
          <table:table-cell office:value-type="float" office:value="30000" calcext:value-type="float">
            <text:p>30000</text:p>
          </table:table-cell>
          <table:table-cell office:value-type="float" office:value="1" calcext:value-type="float">
            <text:p>1</text:p>
          </table:table-cell>
          <table:table-cell office:value-type="string" calcext:value-type="string">
            <text:p>Barcelon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onumental de Huelva</text:p>
          </table:table-cell>
          <table:table-cell office:value-type="date" office:date-value="1968-01-02" calcext:value-type="date">
            <text:p>196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Huelv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onumental de Maracaibo</text:p>
          </table:table-cell>
          <table:table-cell office:value-type="date" office:date-value="1972-04-19" calcext:value-type="date">
            <text:p>1972-04-19</text:p>
          </table:table-cell>
          <table:table-cell office:value-type="float" office:value="15000" calcext:value-type="float">
            <text:p>15000</text:p>
          </table:table-cell>
          <table:table-cell office:value-type="float" office:value="1" calcext:value-type="float">
            <text:p>1</text:p>
          </table:table-cell>
          <table:table-cell office:value-type="string" calcext:value-type="string">
            <text:p>Maracaibo</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Monumental de Morelia</text:p>
          </table:table-cell>
          <table:table-cell office:value-type="date" office:date-value="1952-01-02" calcext:value-type="date">
            <text:p>1952-01-02</text:p>
          </table:table-cell>
          <table:table-cell office:value-type="float" office:value="17000" calcext:value-type="float">
            <text:p>17000</text:p>
          </table:table-cell>
          <table:table-cell office:value-type="float" office:value="1" calcext:value-type="float">
            <text:p>1</text:p>
          </table:table-cell>
          <table:table-cell office:value-type="string" calcext:value-type="string">
            <text:p>Moreli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Monumental de Pamplona</text:p>
          </table:table-cell>
          <table:table-cell office:value-type="date" office:date-value="1922-06-21" calcext:value-type="date">
            <text:p>1922-06-21</text:p>
          </table:table-cell>
          <table:table-cell office:value-type="float" office:value="9500" calcext:value-type="float">
            <text:p>9500</text:p>
          </table:table-cell>
          <table:table-cell office:value-type="float" office:value="1" calcext:value-type="float">
            <text:p>1</text:p>
          </table:table-cell>
          <table:table-cell office:value-type="string" calcext:value-type="string">
            <text:p>Pamplona (Navar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onumental de Playas de Tijuana</text:p>
          </table:table-cell>
          <table:table-cell office:value-type="date" office:date-value="1957-01-02" calcext:value-type="date">
            <text:p>1957-01-02</text:p>
          </table:table-cell>
          <table:table-cell office:value-type="float" office:value="25001" calcext:value-type="float">
            <text:p>25001</text:p>
          </table:table-cell>
          <table:table-cell office:value-type="float" office:value="1" calcext:value-type="float">
            <text:p>1</text:p>
          </table:table-cell>
          <table:table-cell office:value-type="string" calcext:value-type="string">
            <text:p>Tijuan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Monumental de Sevilla</text:p>
          </table:table-cell>
          <table:table-cell office:value-type="date" office:date-value="1918-01-02" calcext:value-type="date">
            <text:p>191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evill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Monumental de Tarragon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arragon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Monumental de Toros de Pueblo Nuevo</text:p>
          </table:table-cell>
          <table:table-cell office:value-type="date" office:date-value="1967-06-13" calcext:value-type="date">
            <text:p>1967-06-13</text:p>
          </table:table-cell>
          <table:table-cell office:value-type="float" office:value="17000" calcext:value-type="float">
            <text:p>17000</text:p>
          </table:table-cell>
          <table:table-cell office:value-type="float" office:value="1" calcext:value-type="float">
            <text:p>1</text:p>
          </table:table-cell>
          <table:table-cell office:value-type="string" calcext:value-type="string">
            <text:p>San Cristóbal</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Monumental de Valencia</text:p>
          </table:table-cell>
          <table:table-cell office:value-type="date" office:date-value="1968-07-11" calcext:value-type="date">
            <text:p>1968-07-11</text:p>
          </table:table-cell>
          <table:table-cell office:value-type="float" office:value="25000" calcext:value-type="float">
            <text:p>25000</text:p>
          </table:table-cell>
          <table:table-cell office:value-type="float" office:value="1" calcext:value-type="float">
            <text:p>1</text:p>
          </table:table-cell>
          <table:table-cell office:value-type="string" calcext:value-type="string">
            <text:p>Valencia</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Monumental de Villahermosa</text:p>
          </table:table-cell>
          <table:table-cell office:value-type="date" office:date-value="1979-04-21" calcext:value-type="date">
            <text:p>1979-04-21</text:p>
          </table:table-cell>
          <table:table-cell office:value-type="float" office:value="12000" calcext:value-type="float">
            <text:p>12000</text:p>
          </table:table-cell>
          <table:table-cell office:value-type="float" office:value="1" calcext:value-type="float">
            <text:p>1</text:p>
          </table:table-cell>
          <table:table-cell office:value-type="string" calcext:value-type="string">
            <text:p>Tabasco</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Monumental Las Palomas</text:p>
          </table:table-cell>
          <table:table-cell office:value-type="date" office:date-value="1893-06-13" calcext:value-type="date">
            <text:p>1893-06-13</text:p>
          </table:table-cell>
          <table:table-cell office:value-type="float" office:value="2300" calcext:value-type="float">
            <text:p>2300</text:p>
          </table:table-cell>
          <table:table-cell office:value-type="float" office:value="1" calcext:value-type="float">
            <text:p>1</text:p>
          </table:table-cell>
          <table:table-cell office:value-type="string" calcext:value-type="string">
            <text:p>Algecira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onumental Monterrey Lorenzo Garza Monterrey</text:p>
          </table:table-cell>
          <table:table-cell office:value-type="date" office:date-value="1937-01-02" calcext:value-type="date">
            <text:p>1937-01-02</text:p>
          </table:table-cell>
          <table:table-cell office:value-type="float" office:value="12000" calcext:value-type="float">
            <text:p>12000</text:p>
          </table:table-cell>
          <table:table-cell office:value-type="float" office:value="1" calcext:value-type="float">
            <text:p>1</text:p>
          </table:table-cell>
          <table:table-cell office:value-type="string" calcext:value-type="string">
            <text:p>Nuevo León</text:p>
          </table:table-cell>
          <table:table-cell office:value-type="string" calcext:value-type="string">
            <text:p>México</text:p>
          </table:table-cell>
          <table:table-cell office:value-type="string" calcext:value-type="string">
            <text:p>La planta baja presenta arcos escarzanos (un tipo de arco ancho con una ligera curvatura en la parte superior). Por su parte, las tres plantas superiores tienen arcos de medio punto (el clásico arco en el que la parte superior forma un semicírculo). Coronando todo el edificio hay una balaustrada de piedra.</text:p>
          </table:table-cell>
          <table:table-cell office:value-type="float" office:value="0" calcext:value-type="float">
            <text:p>0</text:p>
          </table:table-cell>
        </table:table-row>
        <table:table-row table:style-name="ro1">
          <table:table-cell office:value-type="string" calcext:value-type="string">
            <text:p>Monumental Praça de Touros de Póvoa de Varzim</text:p>
          </table:table-cell>
          <table:table-cell office:value-type="date" office:date-value="1883-07-07" calcext:value-type="date">
            <text:p>1883-07-07</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Póvoa de Varzim</text:p>
          </table:table-cell>
          <table:table-cell office:value-type="string" calcext:value-type="string">
            <text:p>Portugal</text:p>
          </table:table-cell>
          <table:table-cell/>
          <table:table-cell office:value-type="float" office:value="0" calcext:value-type="float">
            <text:p>0</text:p>
          </table:table-cell>
        </table:table-row>
        <table:table-row table:style-name="ro1">
          <table:table-cell office:value-type="string" calcext:value-type="string">
            <text:p>Monumental Román Eduardo Sandia</text:p>
          </table:table-cell>
          <table:table-cell office:value-type="date" office:date-value="1967-08-28" calcext:value-type="date">
            <text:p>1967-08-28</text:p>
          </table:table-cell>
          <table:table-cell office:value-type="float" office:value="16000" calcext:value-type="float">
            <text:p>16000</text:p>
          </table:table-cell>
          <table:table-cell office:value-type="float" office:value="1" calcext:value-type="float">
            <text:p>1</text:p>
          </table:table-cell>
          <table:table-cell office:value-type="string" calcext:value-type="string">
            <text:p>Mérida</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Monumental Señor de los Milagros</text:p>
          </table:table-cell>
          <table:table-cell office:value-type="date" office:date-value="2001-10-15" calcext:value-type="date">
            <text:p>2001-10-15</text:p>
          </table:table-cell>
          <table:table-cell office:value-type="float" office:value="2400" calcext:value-type="float">
            <text:p>2400</text:p>
          </table:table-cell>
          <table:table-cell office:value-type="float" office:value="1" calcext:value-type="float">
            <text:p>1</text:p>
          </table:table-cell>
          <table:table-cell office:value-type="string" calcext:value-type="string">
            <text:p>Girón</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Monumental Zacatecas</text:p>
          </table:table-cell>
          <table:table-cell office:value-type="date" office:date-value="1976-01-02" calcext:value-type="date">
            <text:p>1976-01-02</text:p>
          </table:table-cell>
          <table:table-cell office:value-type="float" office:value="12500" calcext:value-type="float">
            <text:p>12500</text:p>
          </table:table-cell>
          <table:table-cell office:value-type="float" office:value="1" calcext:value-type="float">
            <text:p>1</text:p>
          </table:table-cell>
          <table:table-cell office:value-type="string" calcext:value-type="string">
            <text:p>Zacatecas</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Morón</text:p>
          </table:table-cell>
          <table:table-cell office:value-type="date" office:date-value="2001-01-02" calcext:value-type="date">
            <text:p>200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orón de la Fronte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Móstoles</text:p>
          </table:table-cell>
          <table:table-cell office:value-type="date" office:date-value="1995-01-02" calcext:value-type="date">
            <text:p>1995-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óstol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Nueva Andalucía</text:p>
          </table:table-cell>
          <table:table-cell office:value-type="date" office:date-value="2003-02-12" calcext:value-type="date">
            <text:p>2003-02-12</text:p>
          </table:table-cell>
          <table:table-cell office:value-type="float" office:value="40000" calcext:value-type="float">
            <text:p>40000</text:p>
          </table:table-cell>
          <table:table-cell office:value-type="float" office:value="1" calcext:value-type="float">
            <text:p>1</text:p>
          </table:table-cell>
          <table:table-cell office:value-type="string" calcext:value-type="string">
            <text:p>Marbel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Nuevo Circo de Caracas</text:p>
          </table:table-cell>
          <table:table-cell office:value-type="date" office:date-value="1917-05-30" calcext:value-type="date">
            <text:p>1917-05-30</text:p>
          </table:table-cell>
          <table:table-cell office:value-type="float" office:value="9000" calcext:value-type="float">
            <text:p>9000</text:p>
          </table:table-cell>
          <table:table-cell office:value-type="float" office:value="1" calcext:value-type="float">
            <text:p>1</text:p>
          </table:table-cell>
          <table:table-cell office:value-type="string" calcext:value-type="string">
            <text:p>Caracas</text:p>
          </table:table-cell>
          <table:table-cell office:value-type="string" calcext:value-type="string">
            <text:p>Venezuela</text:p>
          </table:table-cell>
          <table:table-cell office:value-type="string" calcext:value-type="string">
            <text:p>La altura total de la plaza es de 16,9 m, con un diámetro exterior de 108 m, mientras que el diámetro interior, el de la arena, tiene una medida de 52 m. Son en total 384 arcos los que abren los pórticos al exterior y son distribuidos en cuatro órdenes.</text:p>
          </table:table-cell>
          <table:table-cell office:value-type="float" office:value="0" calcext:value-type="float">
            <text:p>0</text:p>
          </table:table-cell>
        </table:table-row>
        <table:table-row table:style-name="ro1">
          <table:table-cell office:value-type="string" calcext:value-type="string">
            <text:p>Nuevo Progreso</text:p>
          </table:table-cell>
          <table:table-cell office:value-type="date" office:date-value="1967-01-02" calcext:value-type="date">
            <text:p>1967-01-02</text:p>
          </table:table-cell>
          <table:table-cell office:value-type="float" office:value="20000" calcext:value-type="float">
            <text:p>20000</text:p>
          </table:table-cell>
          <table:table-cell office:value-type="float" office:value="1" calcext:value-type="float">
            <text:p>1</text:p>
          </table:table-cell>
          <table:table-cell office:value-type="string" calcext:value-type="string">
            <text:p>Guadalajar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Olot</text:p>
          </table:table-cell>
          <table:table-cell office:value-type="date" office:date-value="1859-01-02" calcext:value-type="date">
            <text:p>1859-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Olot</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Orán</text:p>
          </table:table-cell>
          <table:table-cell office:value-type="date" office:date-value="1954-04-07" calcext:value-type="date">
            <text:p>1954-04-07</text:p>
          </table:table-cell>
          <table:table-cell office:value-type="float" office:value="4600" calcext:value-type="float">
            <text:p>4600</text:p>
          </table:table-cell>
          <table:table-cell office:value-type="float" office:value="1" calcext:value-type="float">
            <text:p>1</text:p>
          </table:table-cell>
          <table:table-cell office:value-type="string" calcext:value-type="string">
            <text:p>Orán</text:p>
          </table:table-cell>
          <table:table-cell office:value-type="string" calcext:value-type="string">
            <text:p>Argelia</text:p>
          </table:table-cell>
          <table:table-cell/>
          <table:table-cell office:value-type="float" office:value="0" calcext:value-type="float">
            <text:p>0</text:p>
          </table:table-cell>
        </table:table-row>
        <table:table-row table:style-name="ro1">
          <table:table-cell office:value-type="string" calcext:value-type="string">
            <text:p>Orihuela</text:p>
          </table:table-cell>
          <table:table-cell office:value-type="date" office:date-value="1907-01-02" calcext:value-type="date">
            <text:p>190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Orihue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Palacio de Vistalegre</text:p>
          </table:table-cell>
          <table:table-cell office:value-type="date" office:date-value="1908-07-07" calcext:value-type="date">
            <text:p>1908-07-07</text:p>
          </table:table-cell>
          <table:table-cell office:value-type="float" office:value="46500" calcext:value-type="float">
            <text:p>46500</text:p>
          </table:table-cell>
          <table:table-cell office:value-type="float" office:value="1" calcext:value-type="float">
            <text:p>1</text:p>
          </table:table-cell>
          <table:table-cell office:value-type="string" calcext:value-type="string">
            <text:p>Madrid</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Palacio del Arte</text:p>
          </table:table-cell>
          <table:table-cell office:value-type="date" office:date-value="1988-01-02" calcext:value-type="date">
            <text:p>198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oreli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Palencia</text:p>
          </table:table-cell>
          <table:table-cell office:value-type="date" office:date-value="1976-09-01" calcext:value-type="date">
            <text:p>1976-09-01</text:p>
          </table:table-cell>
          <table:table-cell office:value-type="float" office:value="1600" calcext:value-type="float">
            <text:p>1600</text:p>
          </table:table-cell>
          <table:table-cell office:value-type="float" office:value="1" calcext:value-type="float">
            <text:p>1</text:p>
          </table:table-cell>
          <table:table-cell office:value-type="string" calcext:value-type="string">
            <text:p>Palenci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Palmares</text:p>
          </table:table-cell>
          <table:table-cell office:value-type="date" office:date-value="2002-09-01" calcext:value-type="date">
            <text:p>2002-09-01</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Alajuela</text:p>
          </table:table-cell>
          <table:table-cell office:value-type="string" calcext:value-type="string">
            <text:p>Costa Rica</text:p>
          </table:table-cell>
          <table:table-cell/>
          <table:table-cell office:value-type="float" office:value="0" calcext:value-type="float">
            <text:p>0</text:p>
          </table:table-cell>
        </table:table-row>
        <table:table-row table:style-name="ro1">
          <table:table-cell office:value-type="string" calcext:value-type="string">
            <text:p>Parl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Parla</text:p>
          </table:table-cell>
          <table:table-cell office:value-type="string" calcext:value-type="string">
            <text:p>España</text:p>
          </table:table-cell>
          <table:table-cell office:value-type="string" calcext:value-type="string">
            <text:p>En el interior, una barandilla de hierro (un ejemplo de los primeros usos de este material en la ciudad) descubierta sirve de sostén a la tribuna y al mismo tiempo, permite a los espectadores una visión completa del ruedo.</text:p>
          </table:table-cell>
          <table:table-cell office:value-type="float" office:value="0" calcext:value-type="float">
            <text:p>0</text:p>
          </table:table-cell>
        </table:table-row>
        <table:table-row table:style-name="ro1">
          <table:table-cell office:value-type="string" calcext:value-type="string">
            <text:p>Pedro Bernardo</text:p>
          </table:table-cell>
          <table:table-cell office:value-type="date" office:date-value="1697-01-02" calcext:value-type="date">
            <text:p>169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Pedro Bernard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Pepe Cáceres</text:p>
          </table:table-cell>
          <table:table-cell office:value-type="date" office:date-value="1990-04-19" calcext:value-type="date">
            <text:p>1990-04-19</text:p>
          </table:table-cell>
          <table:table-cell office:value-type="float" office:value="12000" calcext:value-type="float">
            <text:p>12000</text:p>
          </table:table-cell>
          <table:table-cell office:value-type="float" office:value="1" calcext:value-type="float">
            <text:p>1</text:p>
          </table:table-cell>
          <table:table-cell office:value-type="string" calcext:value-type="string">
            <text:p>Ibagué</text:p>
          </table:table-cell>
          <table:table-cell office:value-type="string" calcext:value-type="string">
            <text:p>Colombia</text:p>
          </table:table-cell>
          <table:table-cell/>
          <table:table-cell office:value-type="float" office:value="1" calcext:value-type="float">
            <text:p>1</text:p>
          </table:table-cell>
        </table:table-row>
        <table:table-row table:style-name="ro1">
          <table:table-cell office:value-type="string" calcext:value-type="string">
            <text:p>Pino</text:p>
          </table:table-cell>
          <table:table-cell office:value-type="date" office:date-value="1900-01-02" calcext:value-type="date">
            <text:p>1900-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lúcar de Barramed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Plasencia</text:p>
          </table:table-cell>
          <table:table-cell office:value-type="date" office:date-value="1910-10-02" calcext:value-type="date">
            <text:p>1910-10-02</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Plasencia (Cácer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Pontevedra</text:p>
          </table:table-cell>
          <table:table-cell office:value-type="date" office:date-value="1946-04-30" calcext:value-type="date">
            <text:p>1946-04-30</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Ponteved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Pozoblanco</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Pozoblanco</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Priego de Córdob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Priego de Córdob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Puquío</text:p>
          </table:table-cell>
          <table:table-cell office:value-type="date" office:date-value="1971-04-07" calcext:value-type="date">
            <text:p>1971-04-07</text:p>
          </table:table-cell>
          <table:table-cell office:value-type="float" office:value="6500" calcext:value-type="float">
            <text:p>6500</text:p>
          </table:table-cell>
          <table:table-cell office:value-type="float" office:value="1" calcext:value-type="float">
            <text:p>1</text:p>
          </table:table-cell>
          <table:table-cell office:value-type="string" calcext:value-type="string">
            <text:p>Ayacucho</text:p>
          </table:table-cell>
          <table:table-cell office:value-type="string" calcext:value-type="string">
            <text:p>Perú</text:p>
          </table:table-cell>
          <table:table-cell/>
          <table:table-cell office:value-type="float" office:value="1" calcext:value-type="float">
            <text:p>1</text:p>
          </table:table-cell>
        </table:table-row>
        <table:table-row table:style-name="ro1">
          <table:table-cell office:value-type="string" calcext:value-type="string">
            <text:p>Quintana Roo</text:p>
          </table:table-cell>
          <table:table-cell office:value-type="date" office:date-value="1989-01-02" calcext:value-type="date">
            <text:p>1989-01-02</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Cancún</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Quito</text:p>
          </table:table-cell>
          <table:table-cell office:value-type="date" office:date-value="1959-05-09" calcext:value-type="date">
            <text:p>1959-05-09</text:p>
          </table:table-cell>
          <table:table-cell office:value-type="float" office:value="13300" calcext:value-type="float">
            <text:p>13300</text:p>
          </table:table-cell>
          <table:table-cell office:value-type="float" office:value="1" calcext:value-type="float">
            <text:p>1</text:p>
          </table:table-cell>
          <table:table-cell office:value-type="string" calcext:value-type="string">
            <text:p>Quito</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Raúl Dávalos de la Calle</text:p>
          </table:table-cell>
          <table:table-cell office:value-type="date" office:date-value="1952-07-12" calcext:value-type="date">
            <text:p>1952-07-12</text:p>
          </table:table-cell>
          <table:table-cell office:value-type="float" office:value="12000" calcext:value-type="float">
            <text:p>12000</text:p>
          </table:table-cell>
          <table:table-cell office:value-type="float" office:value="1" calcext:value-type="float">
            <text:p>1</text:p>
          </table:table-cell>
          <table:table-cell office:value-type="string" calcext:value-type="string">
            <text:p>Riobamba</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Real de San Carlos</text:p>
          </table:table-cell>
          <table:table-cell office:value-type="date" office:date-value="1912-07-24" calcext:value-type="date">
            <text:p>1912-07-24</text:p>
          </table:table-cell>
          <table:table-cell office:value-type="float" office:value="14000" calcext:value-type="float">
            <text:p>14000</text:p>
          </table:table-cell>
          <table:table-cell office:value-type="float" office:value="1" calcext:value-type="float">
            <text:p>1</text:p>
          </table:table-cell>
          <table:table-cell office:value-type="string" calcext:value-type="string">
            <text:p>Colonia del Sacramento</text:p>
          </table:table-cell>
          <table:table-cell office:value-type="string" calcext:value-type="string">
            <text:p>Uruguay</text:p>
          </table:table-cell>
          <table:table-cell/>
          <table:table-cell office:value-type="float" office:value="0" calcext:value-type="float">
            <text:p>0</text:p>
          </table:table-cell>
        </table:table-row>
        <table:table-row table:style-name="ro1">
          <table:table-cell office:value-type="string" calcext:value-type="string">
            <text:p>Real Maestranza de Ronda</text:p>
          </table:table-cell>
          <table:table-cell office:value-type="date" office:date-value="1784-01-02" calcext:value-type="date">
            <text:p>1784-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Ronda</text:p>
          </table:table-cell>
          <table:table-cell office:value-type="string" calcext:value-type="string">
            <text:p>España</text:p>
          </table:table-cell>
          <table:table-cell office:value-type="string" calcext:value-type="string">
            <text:p>Las plazas de toros, también conocidas como cosos taurinos y anteriormente como circos taurinos, son recintos cerrados, generalmente circulares y descubiertos, donde se celebran las corridas de toros. Sus estilos arquitectónicos son diversos de acuerdo al mayor o menor grado de antigüedad, si bien en la actualidad predominan las de estilo neomudéjar. Tienen su origen en la Europa antigua. Principalmente consiste en un anfiteatro cerrado de forma aproximadamente circular con graderías y servicios que rodean un espacio central en donde se realiza el espectáculo taurino, llamado Ruedo o redondel –un terreno de tierra batida (arena o albero)– rodeado de un callejón en donde se preparan y refugian los toreros y subalternos. El callejón está separado del ruedo por una estructura o pared, generalmente de madera y de aproximadamente 140 centímetros del altura, que posee estribos hacia el ruedo y en ocasiones también hacia el callejón para facilitar el acceso de los alternantes en caso de emergencia. Dispone de portones de acceso batientes para la entrada y salida de los participantes (puerta de cuadrilla) y de los toros (puerta de toriles y de arrastre) aunque la cantidad y disposición de estos accesos varía de un recinto a otro.</text:p>
          </table:table-cell>
          <table:table-cell office:value-type="float" office:value="0" calcext:value-type="float">
            <text:p>0</text:p>
          </table:table-cell>
        </table:table-row>
        <table:table-row table:style-name="ro1">
          <table:table-cell office:value-type="string" calcext:value-type="string">
            <text:p>Revolución de Irapuato</text:p>
          </table:table-cell>
          <table:table-cell office:value-type="date" office:date-value="1940-01-02" calcext:value-type="date">
            <text:p>1940-01-02</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Guanajuato</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Roa</text:p>
          </table:table-cell>
          <table:table-cell office:value-type="date" office:date-value="1968-01-02" calcext:value-type="date">
            <text:p>196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Roa de Duer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alas de los Infantes</text:p>
          </table:table-cell>
          <table:table-cell office:value-type="date" office:date-value="1956-01-02" calcext:value-type="date">
            <text:p>1956-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las de los Infant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an Arcadio</text:p>
          </table:table-cell>
          <table:table-cell office:value-type="date" office:date-value="1904-01-02" calcext:value-type="date">
            <text:p>1904-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Osun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an Buenaventura</text:p>
          </table:table-cell>
          <table:table-cell office:value-type="date" office:date-value="1987-07-03" calcext:value-type="date">
            <text:p>1987-07-03</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San Buenaventur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San Fermín</text:p>
          </table:table-cell>
          <table:table-cell office:value-type="date" office:date-value="1991-02-10" calcext:value-type="date">
            <text:p>1991-02-10</text:p>
          </table:table-cell>
          <table:table-cell office:value-type="float" office:value="9500" calcext:value-type="float">
            <text:p>9500</text:p>
          </table:table-cell>
          <table:table-cell office:value-type="float" office:value="1" calcext:value-type="float">
            <text:p>1</text:p>
          </table:table-cell>
          <table:table-cell office:value-type="string" calcext:value-type="string">
            <text:p>Pamplona</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San Fernando</text:p>
          </table:table-cell>
          <table:table-cell office:value-type="date" office:date-value="1871-01-02" calcext:value-type="date">
            <text:p>187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 Fernando</text:p>
          </table:table-cell>
          <table:table-cell office:value-type="string" calcext:value-type="string">
            <text:p>España</text:p>
          </table:table-cell>
          <table:table-cell office:value-type="string" calcext:value-type="string">
            <text:p>La siguiente se construyó en 1749, siendo la primera plaza de toros permanente. Se construyó por deseos del Rey Fernando VI y sus arquitectos fueron Juan Bautista Sachetti, Ventura Rodríguez y Fernando Moradillo.</text:p>
          </table:table-cell>
          <table:table-cell office:value-type="float" office:value="1" calcext:value-type="float">
            <text:p>1</text:p>
          </table:table-cell>
        </table:table-row>
        <table:table-row table:style-name="ro1">
          <table:table-cell office:value-type="string" calcext:value-type="string">
            <text:p>San Isidro Labrador</text:p>
          </table:table-cell>
          <table:table-cell office:value-type="date" office:date-value="2002-12-17" calcext:value-type="date">
            <text:p>2002-12-17</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Latacunga</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San Lorenzo de Sócota</text:p>
          </table:table-cell>
          <table:table-cell office:value-type="date" office:date-value="1883-02-02" calcext:value-type="date">
            <text:p>1883-02-02</text:p>
          </table:table-cell>
          <table:table-cell office:value-type="float" office:value="3550" calcext:value-type="float">
            <text:p>3550</text:p>
          </table:table-cell>
          <table:table-cell office:value-type="float" office:value="1" calcext:value-type="float">
            <text:p>1</text:p>
          </table:table-cell>
          <table:table-cell office:value-type="string" calcext:value-type="string">
            <text:p>Cutervo</text:p>
          </table:table-cell>
          <table:table-cell office:value-type="string" calcext:value-type="string">
            <text:p>Perú</text:p>
          </table:table-cell>
          <table:table-cell office:value-type="string" calcext:value-type="string">
            <text:p>Fue construida en 1922 basada en el estilo artístico y arquitectónico neomudéjar, el cual fue inspiración para numerosas edificaciones en España desde finales del siglo XIX, considerado estilo Nacional. Aunque las corridas de toros no son de mi agrado, la arquitectura de esta plaza es digna de admirar.</text:p>
          </table:table-cell>
          <table:table-cell office:value-type="float" office:value="0" calcext:value-type="float">
            <text:p>0</text:p>
          </table:table-cell>
        </table:table-row>
        <table:table-row table:style-name="ro1">
          <table:table-cell office:value-type="string" calcext:value-type="string">
            <text:p>San Lorenzo de Tanicuchí</text:p>
          </table:table-cell>
          <table:table-cell office:value-type="date" office:date-value="1992-06-09" calcext:value-type="date">
            <text:p>1992-06-09</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Tanicuchí</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San Marcos</text:p>
          </table:table-cell>
          <table:table-cell office:value-type="date" office:date-value="1896-01-02" calcext:value-type="date">
            <text:p>1896-01-02</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Aguascalientes</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San Miguel de Bolívar</text:p>
          </table:table-cell>
          <table:table-cell office:value-type="date" office:date-value="2010-04-30" calcext:value-type="date">
            <text:p>2010-04-30</text:p>
          </table:table-cell>
          <table:table-cell office:value-type="float" office:value="3200" calcext:value-type="float">
            <text:p>3200</text:p>
          </table:table-cell>
          <table:table-cell office:value-type="float" office:value="1" calcext:value-type="float">
            <text:p>1</text:p>
          </table:table-cell>
          <table:table-cell office:value-type="string" calcext:value-type="string">
            <text:p>Guaranda</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San Pedro Apóstol</text:p>
          </table:table-cell>
          <table:table-cell office:value-type="date" office:date-value="1990-03-24" calcext:value-type="date">
            <text:p>1990-03-24</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Loja</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San Roque</text:p>
          </table:table-cell>
          <table:table-cell office:value-type="date" office:date-value="1853-01-02" calcext:value-type="date">
            <text:p>185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 Roque</text:p>
          </table:table-cell>
          <table:table-cell office:value-type="string" calcext:value-type="string">
            <text:p>España</text:p>
          </table:table-cell>
          <table:table-cell office:value-type="string" calcext:value-type="string">
            <text:p>Los tendidos se dividen en localidades de tendido alto y bajo, grada y andanada. En la planta superior se encuentra el Palco Real, al que tienen acceso exclusivamente los miembros de la Familia y Casa Real.</text:p>
          </table:table-cell>
          <table:table-cell office:value-type="float" office:value="0" calcext:value-type="float">
            <text:p>0</text:p>
          </table:table-cell>
        </table:table-row>
        <table:table-row table:style-name="ro1">
          <table:table-cell office:value-type="string" calcext:value-type="string">
            <text:p>Santa Ana de Cuenca</text:p>
          </table:table-cell>
          <table:table-cell office:value-type="date" office:date-value="1973-06-30" calcext:value-type="date">
            <text:p>1973-06-30</text:p>
          </table:table-cell>
          <table:table-cell office:value-type="float" office:value="7500" calcext:value-type="float">
            <text:p>7500</text:p>
          </table:table-cell>
          <table:table-cell office:value-type="float" office:value="1" calcext:value-type="float">
            <text:p>1</text:p>
          </table:table-cell>
          <table:table-cell office:value-type="string" calcext:value-type="string">
            <text:p>Cuenca</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Santa Cruz de Tenerife</text:p>
          </table:table-cell>
          <table:table-cell office:value-type="date" office:date-value="1893-05-17" calcext:value-type="date">
            <text:p>1893-05-17</text:p>
          </table:table-cell>
          <table:table-cell office:value-type="float" office:value="6500" calcext:value-type="float">
            <text:p>6500</text:p>
          </table:table-cell>
          <table:table-cell office:value-type="float" office:value="1" calcext:value-type="float">
            <text:p>1</text:p>
          </table:table-cell>
          <table:table-cell office:value-type="string" calcext:value-type="string">
            <text:p>Santa Cruz de Tenerife</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anta Margarita</text:p>
          </table:table-cell>
          <table:table-cell office:value-type="date" office:date-value="1988-09-22" calcext:value-type="date">
            <text:p>1988-09-22</text:p>
          </table:table-cell>
          <table:table-cell office:value-type="float" office:value="6000" calcext:value-type="float">
            <text:p>6000</text:p>
          </table:table-cell>
          <table:table-cell office:value-type="float" office:value="1" calcext:value-type="float">
            <text:p>1</text:p>
          </table:table-cell>
          <table:table-cell office:value-type="string" calcext:value-type="string">
            <text:p>Linare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anta María de Queretaro</text:p>
          </table:table-cell>
          <table:table-cell office:value-type="date" office:date-value="1883-01-02" calcext:value-type="date">
            <text:p>1883-01-02</text:p>
          </table:table-cell>
          <table:table-cell office:value-type="float" office:value="12186" calcext:value-type="float">
            <text:p>12186</text:p>
          </table:table-cell>
          <table:table-cell office:value-type="float" office:value="1" calcext:value-type="float">
            <text:p>1</text:p>
          </table:table-cell>
          <table:table-cell office:value-type="string" calcext:value-type="string">
            <text:p>Queretaro</text:p>
          </table:table-cell>
          <table:table-cell office:value-type="string" calcext:value-type="string">
            <text:p>México</text:p>
          </table:table-cell>
          <table:table-cell/>
          <table:table-cell office:value-type="float" office:value="1" calcext:value-type="float">
            <text:p>1</text:p>
          </table:table-cell>
        </table:table-row>
        <table:table-row table:style-name="ro1">
          <table:table-cell office:value-type="string" calcext:value-type="string">
            <text:p>Santamaría</text:p>
          </table:table-cell>
          <table:table-cell office:value-type="date" office:date-value="1950-08-27" calcext:value-type="date">
            <text:p>1950-08-27</text:p>
          </table:table-cell>
          <table:table-cell office:value-type="float" office:value="2500" calcext:value-type="float">
            <text:p>2500</text:p>
          </table:table-cell>
          <table:table-cell office:value-type="float" office:value="1" calcext:value-type="float">
            <text:p>1</text:p>
          </table:table-cell>
          <table:table-cell office:value-type="string" calcext:value-type="string">
            <text:p>Bogotá</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Santiago de Guayaquil</text:p>
          </table:table-cell>
          <table:table-cell office:value-type="date" office:date-value="2000-04-26" calcext:value-type="date">
            <text:p>2000-04-26</text:p>
          </table:table-cell>
          <table:table-cell office:value-type="float" office:value="9500" calcext:value-type="float">
            <text:p>9500</text:p>
          </table:table-cell>
          <table:table-cell office:value-type="float" office:value="1" calcext:value-type="float">
            <text:p>1</text:p>
          </table:table-cell>
          <table:table-cell office:value-type="string" calcext:value-type="string">
            <text:p>Durán/Guayaquil</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Santiago J. Vivanco</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Matehuala</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Santoñ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toñ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egovia</text:p>
          </table:table-cell>
          <table:table-cell office:value-type="date" office:date-value="1805-11-02" calcext:value-type="date">
            <text:p>1805-11-02</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Segovi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etúbal</text:p>
          </table:table-cell>
          <table:table-cell office:value-type="date" office:date-value="1889-01-02" calcext:value-type="date">
            <text:p>1889-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etúbal</text:p>
          </table:table-cell>
          <table:table-cell office:value-type="string" calcext:value-type="string">
            <text:p>Portugal</text:p>
          </table:table-cell>
          <table:table-cell/>
          <table:table-cell office:value-type="float" office:value="0" calcext:value-type="float">
            <text:p>0</text:p>
          </table:table-cell>
        </table:table-row>
        <table:table-row table:style-name="ro1">
          <table:table-cell office:value-type="string" calcext:value-type="string">
            <text:p>Sicaya</text:p>
          </table:table-cell>
          <table:table-cell office:value-type="date" office:date-value="1948-05-05" calcext:value-type="date">
            <text:p>1948-05-05</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Huancayo</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Sigüenza</text:p>
          </table:table-cell>
          <table:table-cell office:value-type="date" office:date-value="1987-01-02" calcext:value-type="date">
            <text:p>198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Guadalaja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Silverio Pérez de Texcoco</text:p>
          </table:table-cell>
          <table:table-cell office:value-type="date" office:date-value="1989-01-02" calcext:value-type="date">
            <text:p>1989-01-02</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Texcoco</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Sol y Sombra</text:p>
          </table:table-cell>
          <table:table-cell office:value-type="date" office:date-value="1783-06-02" calcext:value-type="date">
            <text:p>1783-06-02</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Lima</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Sutullena</text:p>
          </table:table-cell>
          <table:table-cell office:value-type="date" office:date-value="1892-10-10" calcext:value-type="date">
            <text:p>1892-10-10</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Lorc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Tafall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afal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Tanger</text:p>
          </table:table-cell>
          <table:table-cell office:value-type="date" office:date-value="1950-01-02" calcext:value-type="date">
            <text:p>1950-01-02</text:p>
          </table:table-cell>
          <table:table-cell office:value-type="float" office:value="13013" calcext:value-type="float">
            <text:p>13013</text:p>
          </table:table-cell>
          <table:table-cell office:value-type="float" office:value="1" calcext:value-type="float">
            <text:p>1</text:p>
          </table:table-cell>
          <table:table-cell office:value-type="string" calcext:value-type="string">
            <text:p>Tanger</text:p>
          </table:table-cell>
          <table:table-cell office:value-type="string" calcext:value-type="string">
            <text:p>Marruecos</text:p>
          </table:table-cell>
          <table:table-cell/>
          <table:table-cell office:value-type="float" office:value="1" calcext:value-type="float">
            <text:p>1</text:p>
          </table:table-cell>
        </table:table-row>
        <table:table-row table:style-name="ro1">
          <table:table-cell office:value-type="string" calcext:value-type="string">
            <text:p>Tarazona de Aragón</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arazona de Aragó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Teruel</text:p>
          </table:table-cell>
          <table:table-cell office:value-type="date" office:date-value="1935-06-27" calcext:value-type="date">
            <text:p>1935-06-27</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Teruel</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Toledo</text:p>
          </table:table-cell>
          <table:table-cell office:value-type="date" office:date-value="1866-05-21" calcext:value-type="date">
            <text:p>1866-05-21</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Toledo</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Tolosa</text:p>
          </table:table-cell>
          <table:table-cell office:value-type="date" office:date-value="1903-01-02" calcext:value-type="date">
            <text:p>190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olos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Toro</text:p>
          </table:table-cell>
          <table:table-cell office:value-type="date" office:date-value="1828-01-02" calcext:value-type="date">
            <text:p>182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or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Toros de Uchd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Uchda</text:p>
          </table:table-cell>
          <table:table-cell office:value-type="string" calcext:value-type="string">
            <text:p>Marruecos</text:p>
          </table:table-cell>
          <table:table-cell/>
          <table:table-cell office:value-type="float" office:value="1" calcext:value-type="float">
            <text:p>1</text:p>
          </table:table-cell>
        </table:table-row>
        <table:table-row table:style-name="ro1">
          <table:table-cell office:value-type="string" calcext:value-type="string">
            <text:p>Trujillo El Coliseo</text:p>
          </table:table-cell>
          <table:table-cell office:value-type="date" office:date-value="1932-04-01" calcext:value-type="date">
            <text:p>1932-04-01</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Trujillo</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Tudel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udel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Tumán Lambayeque</text:p>
          </table:table-cell>
          <table:table-cell office:value-type="date" office:date-value="1953-04-07" calcext:value-type="date">
            <text:p>1953-04-07</text:p>
          </table:table-cell>
          <table:table-cell office:value-type="float" office:value="5500" calcext:value-type="float">
            <text:p>5500</text:p>
          </table:table-cell>
          <table:table-cell office:value-type="float" office:value="1" calcext:value-type="float">
            <text:p>1</text:p>
          </table:table-cell>
          <table:table-cell office:value-type="string" calcext:value-type="string">
            <text:p>Lambayeque</text:p>
          </table:table-cell>
          <table:table-cell office:value-type="string" calcext:value-type="string">
            <text:p>Perú</text:p>
          </table:table-cell>
          <table:table-cell/>
          <table:table-cell office:value-type="float" office:value="0" calcext:value-type="float">
            <text:p>0</text:p>
          </table:table-cell>
        </table:table-row>
        <table:table-row table:style-name="ro1">
          <table:table-cell office:value-type="string" calcext:value-type="string">
            <text:p>Txofre</text:p>
          </table:table-cell>
          <table:table-cell office:value-type="date" office:date-value="1876-01-02" calcext:value-type="date">
            <text:p>1876-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 Sebastiá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Uriel Sánchez La Coleta</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San Cristóbal de Las Casas</text:p>
          </table:table-cell>
          <table:table-cell office:value-type="string" calcext:value-type="string">
            <text:p>México</text:p>
          </table:table-cell>
          <table:table-cell/>
          <table:table-cell office:value-type="float" office:value="0" calcext:value-type="float">
            <text:p>0</text:p>
          </table:table-cell>
        </table:table-row>
        <table:table-row table:style-name="ro1">
          <table:table-cell office:value-type="string" calcext:value-type="string">
            <text:p>Utiel, La Utielana</text:p>
          </table:table-cell>
          <table:table-cell office:value-type="date" office:date-value="1858-01-02" calcext:value-type="date">
            <text:p>185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Utiel</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aldemorillo</text:p>
          </table:table-cell>
          <table:table-cell office:value-type="date" office:date-value="2005-01-02" calcext:value-type="date">
            <text:p>2005-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aldemorillo</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aldepeñas</text:p>
          </table:table-cell>
          <table:table-cell office:value-type="date" office:date-value="1961-01-02" calcext:value-type="date">
            <text:p>196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aldepeñas</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alencia</text:p>
          </table:table-cell>
          <table:table-cell office:value-type="date" office:date-value="1860-11-19" calcext:value-type="date">
            <text:p>1860-11-19</text:p>
          </table:table-cell>
          <table:table-cell office:value-type="float" office:value="10500" calcext:value-type="float">
            <text:p>10500</text:p>
          </table:table-cell>
          <table:table-cell office:value-type="float" office:value="1" calcext:value-type="float">
            <text:p>1</text:p>
          </table:table-cell>
          <table:table-cell office:value-type="string" calcext:value-type="string">
            <text:p>Valenci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alladolid</text:p>
          </table:table-cell>
          <table:table-cell office:value-type="date" office:date-value="1890-05-12" calcext:value-type="date">
            <text:p>1890-05-12</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Valladolid</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alle de la Pascua</text:p>
          </table:table-cell>
          <table:table-cell office:value-type="date" office:date-value="1976-06-10" calcext:value-type="date">
            <text:p>1976-06-10</text:p>
          </table:table-cell>
          <table:table-cell office:value-type="float" office:value="5000" calcext:value-type="float">
            <text:p>5000</text:p>
          </table:table-cell>
          <table:table-cell office:value-type="float" office:value="1" calcext:value-type="float">
            <text:p>1</text:p>
          </table:table-cell>
          <table:table-cell office:value-type="string" calcext:value-type="string">
            <text:p>Valle de la Pascua</text:p>
          </table:table-cell>
          <table:table-cell office:value-type="string" calcext:value-type="string">
            <text:p>Venezuela</text:p>
          </table:table-cell>
          <table:table-cell/>
          <table:table-cell office:value-type="float" office:value="0" calcext:value-type="float">
            <text:p>0</text:p>
          </table:table-cell>
        </table:table-row>
        <table:table-row table:style-name="ro1">
          <table:table-cell office:value-type="string" calcext:value-type="string">
            <text:p>Vera</text:p>
          </table:table-cell>
          <table:table-cell office:value-type="date" office:date-value="1879-01-02" calcext:value-type="date">
            <text:p>1879-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e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iana do Castelo</text:p>
          </table:table-cell>
          <table:table-cell office:value-type="date" office:date-value="1941-01-02" calcext:value-type="date">
            <text:p>194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ana do Castelo</text:p>
          </table:table-cell>
          <table:table-cell office:value-type="string" calcext:value-type="string">
            <text:p>Portugal</text:p>
          </table:table-cell>
          <table:table-cell/>
          <table:table-cell office:value-type="float" office:value="0" calcext:value-type="float">
            <text:p>0</text:p>
          </table:table-cell>
        </table:table-row>
        <table:table-row table:style-name="ro1">
          <table:table-cell office:value-type="string" calcext:value-type="string">
            <text:p>Vicente Segura</text:p>
          </table:table-cell>
          <table:table-cell office:value-type="date" office:date-value="1978-01-02" calcext:value-type="date">
            <text:p>197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Pachuca de Soto</text:p>
          </table:table-cell>
          <table:table-cell office:value-type="string" calcext:value-type="string">
            <text:p>México</text:p>
          </table:table-cell>
          <table:table-cell office:value-type="string" calcext:value-type="string">
            <text:p>La fachada de la Plaza es de ladrillo visto con decoraciones de cerámica vidriada que representan los escudos de todas las provincias españolas. Como curiosidad, sabemos que el escudo de Córdoba aparece representado en dos ocasiones y que del actual conjunto de provincias españolas solo faltan Ceuta y Melilla que en el momento de su construcción solo eran un protectorado español.</text:p>
          </table:table-cell>
          <table:table-cell office:value-type="float" office:value="0" calcext:value-type="float">
            <text:p>0</text:p>
          </table:table-cell>
        </table:table-row>
        <table:table-row table:style-name="ro1">
          <table:table-cell office:value-type="string" calcext:value-type="string">
            <text:p>Vich</text:p>
          </table:table-cell>
          <table:table-cell office:value-type="date" office:date-value="1917-01-02" calcext:value-type="date">
            <text:p>1917-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c</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ieja de Tarazona de Aragón</text:p>
          </table:table-cell>
          <table:table-cell office:value-type="date" office:date-value="1883-01-02" calcext:value-type="date">
            <text:p>188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Tarazona de Aragón</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iejo Coso</text:p>
          </table:table-cell>
          <table:table-cell office:value-type="date" office:date-value="1833-01-02" calcext:value-type="date">
            <text:p>183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alladolid</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illa Sanjurjo</text:p>
          </table:table-cell>
          <table:table-cell office:value-type="date" office:date-value="1951-01-02" calcext:value-type="date">
            <text:p>1951-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Alhucemas</text:p>
          </table:table-cell>
          <table:table-cell office:value-type="string" calcext:value-type="string">
            <text:p>Marruecos</text:p>
          </table:table-cell>
          <table:table-cell/>
          <table:table-cell office:value-type="float" office:value="0" calcext:value-type="float">
            <text:p>0</text:p>
          </table:table-cell>
        </table:table-row>
        <table:table-row table:style-name="ro1">
          <table:table-cell office:value-type="string" calcext:value-type="string">
            <text:p>Villafranca de la Sierra</text:p>
          </table:table-cell>
          <table:table-cell office:value-type="date" office:date-value="1854-01-02" calcext:value-type="date">
            <text:p>1854-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llafranca de la Sierra</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Villamiel</text:p>
          </table:table-cell>
          <table:table-cell office:value-type="date" office:date-value="1996-01-02" calcext:value-type="date">
            <text:p>1996-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llamiel</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illanueva del Arzobispo</text:p>
          </table:table-cell>
          <table:table-cell office:value-type="date" office:date-value="1928-01-02" calcext:value-type="date">
            <text:p>1928-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llanueva del Arzobispo</text:p>
          </table:table-cell>
          <table:table-cell office:value-type="string" calcext:value-type="string">
            <text:p>España</text:p>
          </table:table-cell>
          <table:table-cell/>
          <table:table-cell office:value-type="float" office:value="1" calcext:value-type="float">
            <text:p>1</text:p>
          </table:table-cell>
        </table:table-row>
        <table:table-row table:style-name="ro1">
          <table:table-cell office:value-type="string" calcext:value-type="string">
            <text:p>Villena</text:p>
          </table:table-cell>
          <table:table-cell office:value-type="date" office:date-value="1924-01-02" calcext:value-type="date">
            <text:p>1924-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llena</text:p>
          </table:table-cell>
          <table:table-cell office:value-type="string" calcext:value-type="string">
            <text:p>España</text:p>
          </table:table-cell>
          <table:table-cell office:value-type="string" calcext:value-type="string">
            <text:p>cuenta con 18 puertas de acceso exterior. La más importante y representativa es la Puerta Grande, de la que hablamos en la sección corridas.</text:p>
          </table:table-cell>
          <table:table-cell office:value-type="float" office:value="0" calcext:value-type="float">
            <text:p>0</text:p>
          </table:table-cell>
        </table:table-row>
        <table:table-row table:style-name="ro1">
          <table:table-cell office:value-type="string" calcext:value-type="string">
            <text:p>Vinaroz</text:p>
          </table:table-cell>
          <table:table-cell office:value-type="date" office:date-value="1943-01-02" calcext:value-type="date">
            <text:p>1943-01-02</text:p>
          </table:table-cell>
          <table:table-cell office:value-type="float" office:value="4000" calcext:value-type="float">
            <text:p>4000</text:p>
          </table:table-cell>
          <table:table-cell office:value-type="float" office:value="1" calcext:value-type="float">
            <text:p>1</text:p>
          </table:table-cell>
          <table:table-cell office:value-type="string" calcext:value-type="string">
            <text:p>Vinaroz</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irgen del Cisne</text:p>
          </table:table-cell>
          <table:table-cell office:value-type="date" office:date-value="2004-07-01" calcext:value-type="date">
            <text:p>2004-07-01</text:p>
          </table:table-cell>
          <table:table-cell office:value-type="float" office:value="3000" calcext:value-type="float">
            <text:p>3000</text:p>
          </table:table-cell>
          <table:table-cell office:value-type="float" office:value="1" calcext:value-type="float">
            <text:p>1</text:p>
          </table:table-cell>
          <table:table-cell office:value-type="string" calcext:value-type="string">
            <text:p>Machala</text:p>
          </table:table-cell>
          <table:table-cell office:value-type="string" calcext:value-type="string">
            <text:p>Ecuador</text:p>
          </table:table-cell>
          <table:table-cell/>
          <table:table-cell office:value-type="float" office:value="1" calcext:value-type="float">
            <text:p>1</text:p>
          </table:table-cell>
        </table:table-row>
        <table:table-row table:style-name="ro1">
          <table:table-cell office:value-type="string" calcext:value-type="string">
            <text:p>Vírgen del Quinche</text:p>
          </table:table-cell>
          <table:table-cell office:value-type="date" office:date-value="1995-10-23" calcext:value-type="date">
            <text:p>1995-10-23</text:p>
          </table:table-cell>
          <table:table-cell office:value-type="float" office:value="1750" calcext:value-type="float">
            <text:p>1750</text:p>
          </table:table-cell>
          <table:table-cell office:value-type="float" office:value="1" calcext:value-type="float">
            <text:p>1</text:p>
          </table:table-cell>
          <table:table-cell office:value-type="string" calcext:value-type="string">
            <text:p>Salcedo</text:p>
          </table:table-cell>
          <table:table-cell office:value-type="string" calcext:value-type="string">
            <text:p>Ecuador</text:p>
          </table:table-cell>
          <table:table-cell/>
          <table:table-cell office:value-type="float" office:value="0" calcext:value-type="float">
            <text:p>0</text:p>
          </table:table-cell>
        </table:table-row>
        <table:table-row table:style-name="ro1">
          <table:table-cell office:value-type="string" calcext:value-type="string">
            <text:p>Vista Alegre</text:p>
          </table:table-cell>
          <table:table-cell office:value-type="date" office:date-value="1962-06-12" calcext:value-type="date">
            <text:p>1962-06-12</text:p>
          </table:table-cell>
          <table:table-cell office:value-type="float" office:value="7500" calcext:value-type="float">
            <text:p>7500</text:p>
          </table:table-cell>
          <table:table-cell office:value-type="float" office:value="1" calcext:value-type="float">
            <text:p>1</text:p>
          </table:table-cell>
          <table:table-cell office:value-type="string" calcext:value-type="string">
            <text:p>Bilbao (Vizcay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Vistahermosa</text:p>
          </table:table-cell>
          <table:table-cell office:value-type="date" office:date-value="2002-10-12" calcext:value-type="date">
            <text:p>2002-10-12</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Bucaramanga</text:p>
          </table:table-cell>
          <table:table-cell office:value-type="string" calcext:value-type="string">
            <text:p>Colombia</text:p>
          </table:table-cell>
          <table:table-cell/>
          <table:table-cell office:value-type="float" office:value="0" calcext:value-type="float">
            <text:p>0</text:p>
          </table:table-cell>
        </table:table-row>
        <table:table-row table:style-name="ro1">
          <table:table-cell office:value-type="string" calcext:value-type="string">
            <text:p>Vitoria (Iradier Arena)</text:p>
          </table:table-cell>
          <table:table-cell office:value-type="date" office:date-value="2006-08-02" calcext:value-type="date">
            <text:p>2006-08-02</text:p>
          </table:table-cell>
          <table:table-cell office:value-type="float" office:value="4500" calcext:value-type="float">
            <text:p>4500</text:p>
          </table:table-cell>
          <table:table-cell office:value-type="float" office:value="1" calcext:value-type="float">
            <text:p>1</text:p>
          </table:table-cell>
          <table:table-cell office:value-type="string" calcext:value-type="string">
            <text:p>Vitori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Zamora</text:p>
          </table:table-cell>
          <table:table-cell office:value-type="date" office:date-value="1985-05-21" calcext:value-type="date">
            <text:p>1985-05-21</text:p>
          </table:table-cell>
          <table:table-cell office:value-type="float" office:value="2000" calcext:value-type="float">
            <text:p>2000</text:p>
          </table:table-cell>
          <table:table-cell office:value-type="float" office:value="1" calcext:value-type="float">
            <text:p>1</text:p>
          </table:table-cell>
          <table:table-cell office:value-type="string" calcext:value-type="string">
            <text:p>Zamora</text:p>
          </table:table-cell>
          <table:table-cell office:value-type="string" calcext:value-type="string">
            <text:p>España</text:p>
          </table:table-cell>
          <table:table-cell/>
          <table:table-cell office:value-type="float" office:value="0" calcext:value-type="float">
            <text:p>0</text:p>
          </table:table-cell>
        </table:table-row>
        <table:table-row table:style-name="ro1">
          <table:table-cell office:value-type="string" calcext:value-type="string">
            <text:p>Zapote</text:p>
          </table:table-cell>
          <table:table-cell office:value-type="date" office:date-value="2003-05-30" calcext:value-type="date">
            <text:p>2003-05-30</text:p>
          </table:table-cell>
          <table:table-cell office:value-type="float" office:value="8000" calcext:value-type="float">
            <text:p>8000</text:p>
          </table:table-cell>
          <table:table-cell office:value-type="float" office:value="1" calcext:value-type="float">
            <text:p>1</text:p>
          </table:table-cell>
          <table:table-cell office:value-type="string" calcext:value-type="string">
            <text:p>San Jose</text:p>
          </table:table-cell>
          <table:table-cell office:value-type="string" calcext:value-type="string">
            <text:p>Costa Rica</text:p>
          </table:table-cell>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à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885" meta:object-count="0"/>
    <meta:generator>LibreOffice/7.3.7.2$Linux_X86_64 LibreOffice_project/30$Build-2</meta:generator>
  </office:meta>
</office:document-meta>
</file>